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764in"/>
    </style:style>
    <style:style style:name="co3" style:family="table-column">
      <style:table-column-properties fo:break-before="auto" style:column-width="2.2299in"/>
    </style:style>
    <style:style style:name="co4" style:family="table-column">
      <style:table-column-properties fo:break-before="auto" style:column-width="4.1417in"/>
    </style:style>
    <style:style style:name="co5" style:family="table-column">
      <style:table-column-properties fo:break-before="auto" style:column-width="4.5681in"/>
    </style:style>
    <style:style style:name="co6" style:family="table-column">
      <style:table-column-properties fo:break-before="auto" style:column-width="2.7437in"/>
    </style:style>
    <style:style style:name="co7" style:family="table-column">
      <style:table-column-properties fo:break-before="auto" style:column-width="1.8366in"/>
    </style:style>
    <style:style style:name="co8" style:family="table-column">
      <style:table-column-properties fo:break-before="auto" style:column-width="5.2236in"/>
    </style:style>
    <style:style style:name="co9" style:family="table-column">
      <style:table-column-properties fo:break-before="auto" style:column-width="4.3165in"/>
    </style:style>
    <style:style style:name="co10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0" table:number-columns-repeated="2" table:default-cell-style-name="Default"/>
        <table:table-row table:style-name="ro2">
          <table:table-cell office:value-type="string">
            <text:p>Abbilities:</text:p>
          </table:table-cell>
          <table:table-cell office:value-type="string">
            <text:p>Baseclasses:</text:p>
          </table:table-cell>
          <table:table-cell office:value-type="string">
            <text:p>Classes:</text:p>
          </table:table-cell>
          <table:table-cell office:value-type="string">
            <text:p>Items:</text:p>
          </table:table-cell>
          <table:table-cell office:value-type="string">
            <text:p>Monsters:</text:p>
          </table:table-cell>
          <table:table-cell office:value-type="string">
            <text:p>Races:</text:p>
          </table:table-cell>
          <table:table-cell office:value-type="string">
            <text:p>Spells:</text:p>
          </table:table-cell>
          <table:table-cell office:value-type="string">
            <text:p>Special Abilities:</text:p>
          </table:table-cell>
          <table:table-cell table:number-columns-repeated="1016"/>
        </table:table-row>
        <table:table-row table:style-name="ro2">
          <table:table-cell office:value-type="string">
            <text:p>Charisma</text:p>
          </table:table-cell>
          <table:table-cell office:value-type="string">
            <text:p>bard</text:p>
          </table:table-cell>
          <table:table-cell office:value-type="string">
            <text:p>Abjurer</text:p>
          </table:table-cell>
          <table:table-cell office:value-type="string">
            <text:p>Antidote</text:p>
          </table:table-cell>
          <table:table-cell office:value-type="string">
            <text:p>Aerial Servant</text:p>
          </table:table-cell>
          <table:table-cell office:value-type="string">
            <text:p>Shield Dwarf</text:p>
          </table:table-cell>
          <table:table-cell office:value-type="string">
            <text:p>Acid Breath Weapon|MonsterDragon</text:p>
          </table:table-cell>
          <table:table-cell office:value-type="string">
            <text:p>$EVENT_WhoTries_Attempt</text:p>
          </table:table-cell>
          <table:table-cell table:number-columns-repeated="1016"/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cleric</text:p>
          </table:table-cell>
          <table:table-cell office:value-type="string">
            <text:p>Aetharnar</text:p>
          </table:table-cell>
          <table:table-cell office:value-type="string">
            <text:p>Arrow</text:p>
          </table:table-cell>
          <table:table-cell office:value-type="string">
            <text:p>Air Elemental</text:p>
          </table:table-cell>
          <table:table-cell office:value-type="string">
            <text:p>Gold Dwarf</text:p>
          </table:table-cell>
          <table:table-cell office:value-type="string">
            <text:p>Animal Summoning I</text:p>
          </table:table-cell>
          <table:table-cell office:value-type="string">
            <text:p>AbilityAdjustments</text:p>
          </table:table-cell>
          <table:table-cell table:number-columns-repeated="1016"/>
        </table:table-row>
        <table:table-row table:style-name="ro2">
          <table:table-cell office:value-type="string">
            <text:p>Dexterity</text:p>
          </table:table-cell>
          <table:table-cell office:value-type="string">
            <text:p>druid</text:p>
          </table:table-cell>
          <table:table-cell office:value-type="string">
            <text:p>Airwalker</text:p>
          </table:table-cell>
          <table:table-cell office:value-type="string">
            <text:p>Arrow +1</text:p>
          </table:table-cell>
          <table:table-cell office:value-type="string">
            <text:p>Alu-Fiend</text:p>
          </table:table-cell>
          <table:table-cell office:value-type="string">
            <text:p>Wild Dwarf</text:p>
          </table:table-cell>
          <table:table-cell office:value-type="string">
            <text:p>Animal Summoning II</text:p>
          </table:table-cell>
          <table:table-cell office:value-type="string">
            <text:p>baseclass_NameSuppress</text:p>
          </table:table-cell>
          <table:table-cell table:number-columns-repeated="1016"/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druidChauntea</text:p>
          </table:table-cell>
          <table:table-cell office:value-type="string">
            <text:p>Alaghar</text:p>
          </table:table-cell>
          <table:table-cell office:value-type="string">
            <text:p>Arrow +2</text:p>
          </table:table-cell>
          <table:table-cell office:value-type="string">
            <text:p>Amnizu</text:p>
          </table:table-cell>
          <table:table-cell office:value-type="string">
            <text:p>Moon Elf</text:p>
          </table:table-cell>
          <table:table-cell office:value-type="string">
            <text:p>Animal Summoning III</text:p>
          </table:table-cell>
          <table:table-cell office:value-type="string">
            <text:p>casterLevel</text:p>
          </table:table-cell>
          <table:table-cell table:number-columns-repeated="1016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druidEldath</text:p>
          </table:table-cell>
          <table:table-cell office:value-type="string">
            <text:p>Alaghar/Fighter</text:p>
          </table:table-cell>
          <table:table-cell office:value-type="string">
            <text:p>Arrow +3</text:p>
          </table:table-cell>
          <table:table-cell office:value-type="string">
            <text:p>Amphisbaena</text:p>
          </table:table-cell>
          <table:table-cell office:value-type="string">
            <text:p>Gold Elf</text:p>
          </table:table-cell>
          <table:table-cell office:value-type="string">
            <text:p>Animate Dead</text:p>
          </table:table-cell>
          <table:table-cell office:value-type="string">
            <text:p>class_Assassin</text:p>
          </table:table-cell>
          <table:table-cell table:number-columns-repeated="1016"/>
        </table:table-row>
        <table:table-row table:style-name="ro2">
          <table:table-cell office:value-type="string">
            <text:p>Wisdom</text:p>
          </table:table-cell>
          <table:table-cell office:value-type="string">
            <text:p>druidMielikki</text:p>
          </table:table-cell>
          <table:table-cell office:value-type="string">
            <text:p>Authlims</text:p>
          </table:table-cell>
          <table:table-cell office:value-type="string">
            <text:p>Arrow +4</text:p>
          </table:table-cell>
          <table:table-cell office:value-type="string">
            <text:p>Ancient Fighter</text:p>
          </table:table-cell>
          <table:table-cell office:value-type="string">
            <text:p>Wild Elf</text:p>
          </table:table-cell>
          <table:table-cell office:value-type="string">
            <text:p>Armor</text:p>
          </table:table-cell>
          <table:table-cell office:value-type="string">
            <text:p>class_baseNam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uidRillfane</text:p>
          </table:table-cell>
          <table:table-cell office:value-type="string">
            <text:p>Barakor</text:p>
          </table:table-cell>
          <table:table-cell office:value-type="string">
            <text:p>Arrow +5</text:p>
          </table:table-cell>
          <table:table-cell office:value-type="string">
            <text:p>Astral Deva</text:p>
          </table:table-cell>
          <table:table-cell office:value-type="string">
            <text:p>Gnome</text:p>
          </table:table-cell>
          <table:table-cell office:value-type="string">
            <text:p>Banishment</text:p>
          </table:table-cell>
          <table:table-cell office:value-type="string">
            <text:p>class_ClassSuppres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uidSilvanus</text:p>
          </table:table-cell>
          <table:table-cell office:value-type="string">
            <text:p>Bard</text:p>
          </table:table-cell>
          <table:table-cell office:value-type="string">
            <text:p>Awl Pike</text:p>
          </table:table-cell>
          <table:table-cell office:value-type="string">
            <text:p>Babau</text:p>
          </table:table-cell>
          <table:table-cell office:value-type="string">
            <text:p>Human</text:p>
          </table:table-cell>
          <table:table-cell office:value-type="string">
            <text:p>Barkskin</text:p>
          </table:table-cell>
          <table:table-cell office:value-type="string">
            <text:p>class_MageScrib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ighter</text:p>
          </table:table-cell>
          <table:table-cell office:value-type="string">
            <text:p>Battleguard</text:p>
          </table:table-cell>
          <table:table-cell office:value-type="string">
            <text:p>Awl Pike +1</text:p>
          </table:table-cell>
          <table:table-cell office:value-type="string">
            <text:p>Badger</text:p>
          </table:table-cell>
          <table:table-cell office:value-type="string">
            <text:p>Halfling</text:p>
          </table:table-cell>
          <table:table-cell office:value-type="string">
            <text:p>Bestow Curse</text:p>
          </table:table-cell>
          <table:table-cell office:value-type="string">
            <text:p>class_NoSpell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</text:p>
          </table:table-cell>
          <table:table-cell office:value-type="string">
            <text:p>Bloodreaver</text:p>
          </table:table-cell>
          <table:table-cell office:value-type="string">
            <text:p>Awl Pike +2</text:p>
          </table:table-cell>
          <table:table-cell office:value-type="string">
            <text:p>Balor</text:p>
          </table:table-cell>
          <table:table-cell office:value-type="string">
            <text:p>Moon Half-Elf</text:p>
          </table:table-cell>
          <table:table-cell office:value-type="string">
            <text:p>Bestow Curse|Wizard</text:p>
          </table:table-cell>
          <table:table-cell office:value-type="string">
            <text:p>class_Paladi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Abjurer</text:p>
          </table:table-cell>
          <table:table-cell office:value-type="string">
            <text:p>Bloodstalker</text:p>
          </table:table-cell>
          <table:table-cell office:value-type="string">
            <text:p>Awl Pike +3</text:p>
          </table:table-cell>
          <table:table-cell office:value-type="string">
            <text:p>Bar-Igura</text:p>
          </table:table-cell>
          <table:table-cell office:value-type="string">
            <text:p>Wild Half-Elf</text:p>
          </table:table-cell>
          <table:table-cell office:value-type="string">
            <text:p>Bigby's Clenched Fist</text:p>
          </table:table-cell>
          <table:table-cell office:value-type="string">
            <text:p>class_Spell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Conjurer</text:p>
          </table:table-cell>
          <table:table-cell office:value-type="string">
            <text:p>Chronologian</text:p>
          </table:table-cell>
          <table:table-cell office:value-type="string">
            <text:p>Awl Pike +4</text:p>
          </table:table-cell>
          <table:table-cell office:value-type="string">
            <text:p>Barbazu</text:p>
          </table:table-cell>
          <table:table-cell office:value-type="string">
            <text:p>Gold Half-Elf</text:p>
          </table:table-cell>
          <table:table-cell office:value-type="string">
            <text:p>Bigby's Grasping Hand</text:p>
          </table:table-cell>
          <table:table-cell office:value-type="string">
            <text:p>class_Thi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Diviner</text:p>
          </table:table-cell>
          <table:table-cell office:value-type="string">
            <text:p>Cleric</text:p>
          </table:table-cell>
          <table:table-cell office:value-type="string">
            <text:p>Awl Pike +5</text:p>
          </table:table-cell>
          <table:table-cell office:value-type="string">
            <text:p>Basilisk</text:p>
          </table:table-cell>
          <table:table-cell/>
          <table:table-cell office:value-type="string">
            <text:p>Blade Barrier</text:p>
          </table:table-cell>
          <table:table-cell office:value-type="string">
            <text:p>CombatPlacemen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Enchanter</text:p>
          </table:table-cell>
          <table:table-cell office:value-type="string">
            <text:p>Cleric/Fighter</text:p>
          </table:table-cell>
          <table:table-cell office:value-type="string">
            <text:p>Azer Mallet</text:p>
          </table:table-cell>
          <table:table-cell office:value-type="string">
            <text:p>Beholder</text:p>
          </table:table-cell>
          <table:table-cell office:value-type="string">
            <text:p>NPC Races:</text:p>
          </table:table-cell>
          <table:table-cell office:value-type="string">
            <text:p>Bless</text:p>
          </table:table-cell>
          <table:table-cell office:value-type="string">
            <text:p>CombatRoundStar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Illusionist</text:p>
          </table:table-cell>
          <table:table-cell office:value-type="string">
            <text:p>Cleric/Fighter/Mage</text:p>
          </table:table-cell>
          <table:table-cell office:value-type="string">
            <text:p>Banded Mail</text:p>
          </table:table-cell>
          <table:table-cell office:value-type="string">
            <text:p>Black Abishai</text:p>
          </table:table-cell>
          <table:table-cell office:value-type="string">
            <text:p>Duergar</text:p>
          </table:table-cell>
          <table:table-cell office:value-type="string">
            <text:p>Blink</text:p>
          </table:table-cell>
          <table:table-cell office:value-type="string">
            <text:p>CombatRoundStart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Invoker</text:p>
          </table:table-cell>
          <table:table-cell office:value-type="string">
            <text:p>Cleric/Illusionist</text:p>
          </table:table-cell>
          <table:table-cell office:value-type="string">
            <text:p>Banded Mail +1</text:p>
          </table:table-cell>
          <table:table-cell office:value-type="string">
            <text:p>Black Dragon</text:p>
          </table:table-cell>
          <table:table-cell office:value-type="string">
            <text:p>Sea Elf</text:p>
          </table:table-cell>
          <table:table-cell office:value-type="string">
            <text:p>Blur</text:p>
          </table:table-cell>
          <table:table-cell office:value-type="string">
            <text:p>Compet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Necromancer</text:p>
          </table:table-cell>
          <table:table-cell office:value-type="string">
            <text:p>Cleric/Mage</text:p>
          </table:table-cell>
          <table:table-cell office:value-type="string">
            <text:p>Banded Mail +2</text:p>
          </table:table-cell>
          <table:table-cell office:value-type="string">
            <text:p>Black Pudding</text:p>
          </table:table-cell>
          <table:table-cell office:value-type="string">
            <text:p>Drow</text:p>
          </table:table-cell>
          <table:table-cell office:value-type="string">
            <text:p>Burning Hands</text:p>
          </table:table-cell>
          <table:table-cell office:value-type="string">
            <text:p>DamageMagica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ageTransmuter</text:p>
          </table:table-cell>
          <table:table-cell office:value-type="string">
            <text:p>Cleric/Ranger</text:p>
          </table:table-cell>
          <table:table-cell office:value-type="string">
            <text:p>Banded Mail +3</text:p>
          </table:table-cell>
          <table:table-cell office:value-type="string">
            <text:p>Blue Dragon</text:p>
          </table:table-cell>
          <table:table-cell office:value-type="string">
            <text:p>Sea Half-Elf</text:p>
          </table:table-cell>
          <table:table-cell office:value-type="string">
            <text:p>Cause Blindness</text:p>
          </table:table-cell>
          <table:table-cell office:value-type="string">
            <text:p>DamageNonMagica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ladin</text:p>
          </table:table-cell>
          <table:table-cell office:value-type="string">
            <text:p>Cleric/Ranger of Solonor Thelandira</text:p>
          </table:table-cell>
          <table:table-cell office:value-type="string">
            <text:p>Banded Mail +4</text:p>
          </table:table-cell>
          <table:table-cell office:value-type="string">
            <text:p>Blue SLaad</text:p>
          </table:table-cell>
          <table:table-cell office:value-type="string">
            <text:p>Dark Half-Elf</text:p>
          </table:table-cell>
          <table:table-cell office:value-type="string">
            <text:p>Cause Blindness|MonsterCleric</text:p>
          </table:table-cell>
          <table:table-cell office:value-type="string">
            <text:p>elemental_GrowthElectricit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ladinHelm</text:p>
          </table:table-cell>
          <table:table-cell office:value-type="string">
            <text:p>Cleric/Thief</text:p>
          </table:table-cell>
          <table:table-cell office:value-type="string">
            <text:p>Banded Mail +5</text:p>
          </table:table-cell>
          <table:table-cell office:value-type="string">
            <text:p>Boobrie</text:p>
          </table:table-cell>
          <table:table-cell/>
          <table:table-cell office:value-type="string">
            <text:p>Cause Critical Wounds</text:p>
          </table:table-cell>
          <table:table-cell office:value-type="string">
            <text:p>elemental_GrowthFir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ladinSiamorphe</text:p>
          </table:table-cell>
          <table:table-cell office:value-type="string">
            <text:p>Conjurer</text:p>
          </table:table-cell>
          <table:table-cell office:value-type="string">
            <text:p>Bardiche</text:p>
          </table:table-cell>
          <table:table-cell office:value-type="string">
            <text:p>Boring Beetle</text:p>
          </table:table-cell>
          <table:table-cell office:value-type="string">
            <text:p>Monster Races:</text:p>
          </table:table-cell>
          <table:table-cell office:value-type="string">
            <text:p>Cause Disease</text:p>
          </table:table-cell>
          <table:table-cell office:value-type="string">
            <text:p>elemental_ImmuneCol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aladinTorm</text:p>
          </table:table-cell>
          <table:table-cell office:value-type="string">
            <text:p>Delvesonn</text:p>
          </table:table-cell>
          <table:table-cell office:value-type="string">
            <text:p>Bardiche +1</text:p>
          </table:table-cell>
          <table:table-cell office:value-type="string">
            <text:p>Brass Dragon</text:p>
          </table:table-cell>
          <table:table-cell office:value-type="string">
            <text:p>Aasimon</text:p>
          </table:table-cell>
          <table:table-cell office:value-type="string">
            <text:p>Cause Disease|MonsterCleric</text:p>
          </table:table-cell>
          <table:table-cell office:value-type="string">
            <text:p>elemental_ImmuneElectricit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</text:p>
          </table:table-cell>
          <table:table-cell office:value-type="string">
            <text:p>Demarch</text:p>
          </table:table-cell>
          <table:table-cell office:value-type="string">
            <text:p>Bardiche +2</text:p>
          </table:table-cell>
          <table:table-cell office:value-type="string">
            <text:p>Bronze Dragon</text:p>
          </table:table-cell>
          <table:table-cell office:value-type="string">
            <text:p>Baatezu</text:p>
          </table:table-cell>
          <table:table-cell office:value-type="string">
            <text:p>Cause Light Wounds</text:p>
          </table:table-cell>
          <table:table-cell office:value-type="string">
            <text:p>elemental_ImmuneFir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bbathor</text:p>
          </table:table-cell>
          <table:table-cell office:value-type="string">
            <text:p>Dhaeraowathia</text:p>
          </table:table-cell>
          <table:table-cell office:value-type="string">
            <text:p>Bardiche +3</text:p>
          </table:table-cell>
          <table:table-cell office:value-type="string">
            <text:p>Brown Bear</text:p>
          </table:table-cell>
          <table:table-cell office:value-type="string">
            <text:p>Dragon</text:p>
          </table:table-cell>
          <table:table-cell office:value-type="string">
            <text:p>Cause Light Wounds|MonsterCleric</text:p>
          </table:table-cell>
          <table:table-cell office:value-type="string">
            <text:p>elemental_ResistantCol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erdrie</text:p>
          </table:table-cell>
          <table:table-cell office:value-type="string">
            <text:p>Dhaeraowathia/Fighter</text:p>
          </table:table-cell>
          <table:table-cell office:value-type="string">
            <text:p>Bardiche +4</text:p>
          </table:table-cell>
          <table:table-cell office:value-type="string">
            <text:p>Bugbear</text:p>
          </table:table-cell>
          <table:table-cell office:value-type="string">
            <text:p>Elemental</text:p>
          </table:table-cell>
          <table:table-cell office:value-type="string">
            <text:p>Cause Serious Wounds</text:p>
          </table:table-cell>
          <table:table-cell office:value-type="string">
            <text:p>elemental_ResistantElectricit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kadi</text:p>
          </table:table-cell>
          <table:table-cell office:value-type="string">
            <text:p>Diviner</text:p>
          </table:table-cell>
          <table:table-cell office:value-type="string">
            <text:p>Bardiche +5</text:p>
          </table:table-cell>
          <table:table-cell office:value-type="string">
            <text:p>Bulette</text:p>
          </table:table-cell>
          <table:table-cell office:value-type="string">
            <text:p>Genie</text:p>
          </table:table-cell>
          <table:table-cell office:value-type="string">
            <text:p>Cause Serious Wounds|MonsterCleric</text:p>
          </table:table-cell>
          <table:table-cell office:value-type="string">
            <text:p>elemental_ResistantFir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ngharradh</text:p>
          </table:table-cell>
          <table:table-cell office:value-type="string">
            <text:p>Doomguides</text:p>
          </table:table-cell>
          <table:table-cell office:value-type="string">
            <text:p>Bastard Sword</text:p>
          </table:table-cell>
          <table:table-cell office:value-type="string">
            <text:p>Cambion</text:p>
          </table:table-cell>
          <table:table-cell office:value-type="string">
            <text:p>Giant</text:p>
          </table:table-cell>
          <table:table-cell office:value-type="string">
            <text:p>Chaos</text:p>
          </table:table-cell>
          <table:table-cell office:value-type="string">
            <text:p>elemental_SlowingCol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rvoreen</text:p>
          </table:table-cell>
          <table:table-cell office:value-type="string">
            <text:p>Doommaster</text:p>
          </table:table-cell>
          <table:table-cell office:value-type="string">
            <text:p>Bastard Sword +1</text:p>
          </table:table-cell>
          <table:table-cell office:value-type="string">
            <text:p>Carrion Crawler</text:p>
          </table:table-cell>
          <table:table-cell office:value-type="string">
            <text:p>Golem</text:p>
          </table:table-cell>
          <table:table-cell office:value-type="string">
            <text:p>Charm Monster</text:p>
          </table:table-cell>
          <table:table-cell office:value-type="string">
            <text:p>elemental_SlowingElectricit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uril</text:p>
          </table:table-cell>
          <table:table-cell office:value-type="string">
            <text:p>Doomscribe</text:p>
          </table:table-cell>
          <table:table-cell office:value-type="string">
            <text:p>Bastard Sword +2</text:p>
          </table:table-cell>
          <table:table-cell office:value-type="string">
            <text:p>Centaur</text:p>
          </table:table-cell>
          <table:table-cell office:value-type="string">
            <text:p>Slaadi</text:p>
          </table:table-cell>
          <table:table-cell office:value-type="string">
            <text:p>Charm Monster|MonsterMage</text:p>
          </table:table-cell>
          <table:table-cell office:value-type="string">
            <text:p>elemental_SlowingFir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Azuth</text:p>
          </table:table-cell>
          <table:table-cell office:value-type="string">
            <text:p>Druid</text:p>
          </table:table-cell>
          <table:table-cell office:value-type="string">
            <text:p>Bastard Sword +3</text:p>
          </table:table-cell>
          <table:table-cell office:value-type="string">
            <text:p>Chasme</text:p>
          </table:table-cell>
          <table:table-cell office:value-type="string">
            <text:p>Tanar'ri</text:p>
          </table:table-cell>
          <table:table-cell office:value-type="string">
            <text:p>Charm Person</text:p>
          </table:table-cell>
          <table:table-cell office:value-type="string">
            <text:p>elemental_VulnerableCol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Baervan</text:p>
          </table:table-cell>
          <table:table-cell office:value-type="string">
            <text:p>Druid of Chauntea</text:p>
          </table:table-cell>
          <table:table-cell office:value-type="string">
            <text:p>Bastard Sword +4</text:p>
          </table:table-cell>
          <table:table-cell office:value-type="string">
            <text:p>Cloud Giant</text:p>
          </table:table-cell>
          <table:table-cell office:value-type="string">
            <text:p>Animal</text:p>
          </table:table-cell>
          <table:table-cell office:value-type="string">
            <text:p>Charm Person or Mammal</text:p>
          </table:table-cell>
          <table:table-cell office:value-type="string">
            <text:p>elemental_VulnerableFir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Baravar</text:p>
          </table:table-cell>
          <table:table-cell office:value-type="string">
            <text:p>Druid of Eldath</text:p>
          </table:table-cell>
          <table:table-cell office:value-type="string">
            <text:p>Bastard Sword +5</text:p>
          </table:table-cell>
          <table:table-cell office:value-type="string">
            <text:p>Cockatrice</text:p>
          </table:table-cell>
          <table:table-cell office:value-type="string">
            <text:p>Bird</text:p>
          </table:table-cell>
          <table:table-cell office:value-type="string">
            <text:p>Charm Plants</text:p>
          </table:table-cell>
          <table:table-cell office:value-type="string">
            <text:p>Global_Comba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Berronar</text:p>
          </table:table-cell>
          <table:table-cell office:value-type="string">
            <text:p>Druid of Mielikki</text:p>
          </table:table-cell>
          <table:table-cell office:value-type="string">
            <text:p>Battle Axe</text:p>
          </table:table-cell>
          <table:table-cell office:value-type="string">
            <text:p>Copper Dragon</text:p>
          </table:table-cell>
          <table:table-cell office:value-type="string">
            <text:p>Insect</text:p>
          </table:table-cell>
          <table:table-cell office:value-type="string">
            <text:p>Charm|MonsterBeholder</text:p>
          </table:table-cell>
          <table:table-cell office:value-type="string">
            <text:p>Global_CreateCharac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Beshaba</text:p>
          </table:table-cell>
          <table:table-cell office:value-type="string">
            <text:p>Druid of Rillfane Rallathil</text:p>
          </table:table-cell>
          <table:table-cell office:value-type="string">
            <text:p>Battle Axe +1</text:p>
          </table:table-cell>
          <table:table-cell office:value-type="string">
            <text:p>Cornugon</text:p>
          </table:table-cell>
          <table:table-cell office:value-type="string">
            <text:p>Monster</text:p>
          </table:table-cell>
          <table:table-cell office:value-type="string">
            <text:p>Chill Touch</text:p>
          </table:table-cell>
          <table:table-cell office:value-type="string">
            <text:p>Global_CreateMonsterCombatan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Brandobaris</text:p>
          </table:table-cell>
          <table:table-cell office:value-type="string">
            <text:p>Druid of Silvanus</text:p>
          </table:table-cell>
          <table:table-cell office:value-type="string">
            <text:p>Battle Axe +2</text:p>
          </table:table-cell>
          <table:table-cell office:value-type="string">
            <text:p>Cyclops</text:p>
          </table:table-cell>
          <table:table-cell/>
          <table:table-cell office:value-type="string">
            <text:p>Cloudkill</text:p>
          </table:table-cell>
          <table:table-cell office:value-type="string">
            <text:p>Global_Display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Clangeddin</text:p>
          </table:table-cell>
          <table:table-cell office:value-type="string">
            <text:p>Druid/Fighter</text:p>
          </table:table-cell>
          <table:table-cell office:value-type="string">
            <text:p>Battle Axe +3</text:p>
          </table:table-cell>
          <table:table-cell office:value-type="string">
            <text:p>Dao</text:p>
          </table:table-cell>
          <table:table-cell/>
          <table:table-cell office:value-type="string">
            <text:p>Cold Breath Weapon|MonsterDragon</text:p>
          </table:table-cell>
          <table:table-cell office:value-type="string">
            <text:p>Global_Transf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Corellon</text:p>
          </table:table-cell>
          <table:table-cell office:value-type="string">
            <text:p>Druid/Fighter/Mage</text:p>
          </table:table-cell>
          <table:table-cell office:value-type="string">
            <text:p>Battle Axe +4</text:p>
          </table:table-cell>
          <table:table-cell office:value-type="string">
            <text:p>Death Slaad</text:p>
          </table:table-cell>
          <table:table-cell/>
          <table:table-cell office:value-type="string">
            <text:p>Cold Breath Weapon|MonsterDragonSilver</text:p>
          </table:table-cell>
          <table:table-cell office:value-type="string">
            <text:p>IsAfrai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Cyric</text:p>
          </table:table-cell>
          <table:table-cell office:value-type="string">
            <text:p>Druid/Mage</text:p>
          </table:table-cell>
          <table:table-cell office:value-type="string">
            <text:p>Battle Axe +5</text:p>
          </table:table-cell>
          <table:table-cell office:value-type="string">
            <text:p>Desert Giant</text:p>
          </table:table-cell>
          <table:table-cell/>
          <table:table-cell office:value-type="string">
            <text:p>Color Spray</text:p>
          </table:table-cell>
          <table:table-cell office:value-type="string">
            <text:p>IsBarkskinn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Cyrrollalee</text:p>
          </table:table-cell>
          <table:table-cell office:value-type="string">
            <text:p>Druid/Ranger</text:p>
          </table:table-cell>
          <table:table-cell office:value-type="string">
            <text:p>Bec de Corbin</text:p>
          </table:table-cell>
          <table:table-cell office:value-type="string">
            <text:p>Dire Wolf</text:p>
          </table:table-cell>
          <table:table-cell/>
          <table:table-cell office:value-type="string">
            <text:p>Cone of Cold</text:p>
          </table:table-cell>
          <table:table-cell office:value-type="string">
            <text:p>IsBestowedCurs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Deneir</text:p>
          </table:table-cell>
          <table:table-cell office:value-type="string">
            <text:p>Dwoemerkeeper</text:p>
          </table:table-cell>
          <table:table-cell office:value-type="string">
            <text:p>Bec de Corbin +1</text:p>
          </table:table-cell>
          <table:table-cell office:value-type="string">
            <text:p>Displacer Beast</text:p>
          </table:table-cell>
          <table:table-cell/>
          <table:table-cell office:value-type="string">
            <text:p>Confusion</text:p>
          </table:table-cell>
          <table:table-cell office:value-type="string">
            <text:p>IsBless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Dugmaren</text:p>
          </table:table-cell>
          <table:table-cell office:value-type="string">
            <text:p>Earth-friend</text:p>
          </table:table-cell>
          <table:table-cell office:value-type="string">
            <text:p>Bec de Corbin +2</text:p>
          </table:table-cell>
          <table:table-cell office:value-type="string">
            <text:p>Djinni</text:p>
          </table:table-cell>
          <table:table-cell/>
          <table:table-cell office:value-type="string">
            <text:p>Confusion|Druid</text:p>
          </table:table-cell>
          <table:table-cell office:value-type="string">
            <text:p>IsBlin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Dumathoin</text:p>
          </table:table-cell>
          <table:table-cell office:value-type="string">
            <text:p>Earthblood</text:p>
          </table:table-cell>
          <table:table-cell office:value-type="string">
            <text:p>Bec de Corbin +3</text:p>
          </table:table-cell>
          <table:table-cell office:value-type="string">
            <text:p>Djinni Noble</text:p>
          </table:table-cell>
          <table:table-cell/>
          <table:table-cell office:value-type="string">
            <text:p>Conjure Air Elemental</text:p>
          </table:table-cell>
          <table:table-cell office:value-type="string">
            <text:p>IsBlink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Eldath</text:p>
          </table:table-cell>
          <table:table-cell office:value-type="string">
            <text:p>Earthwalker</text:p>
          </table:table-cell>
          <table:table-cell office:value-type="string">
            <text:p>Bec de Corbin +4</text:p>
          </table:table-cell>
          <table:table-cell office:value-type="string">
            <text:p>Dracolisk</text:p>
          </table:table-cell>
          <table:table-cell/>
          <table:table-cell office:value-type="string">
            <text:p>Conjure Animals</text:p>
          </table:table-cell>
          <table:table-cell office:value-type="string">
            <text:p>IsBlinking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Erevan</text:p>
          </table:table-cell>
          <table:table-cell office:value-type="string">
            <text:p>Enchanter</text:p>
          </table:table-cell>
          <table:table-cell office:value-type="string">
            <text:p>Bec de Corbin +5</text:p>
          </table:table-cell>
          <table:table-cell office:value-type="string">
            <text:p>Dretch</text:p>
          </table:table-cell>
          <table:table-cell/>
          <table:table-cell office:value-type="string">
            <text:p>Conjure Earth Elemental</text:p>
          </table:table-cell>
          <table:table-cell office:value-type="string">
            <text:p>IsBlinking2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Fenmarel</text:p>
          </table:table-cell>
          <table:table-cell office:value-type="string">
            <text:p>Faernar</text:p>
          </table:table-cell>
          <table:table-cell office:value-type="string">
            <text:p>Belt</text:p>
          </table:table-cell>
          <table:table-cell office:value-type="string">
            <text:p>Drider</text:p>
          </table:table-cell>
          <table:table-cell/>
          <table:table-cell office:value-type="string">
            <text:p>Conjure Earth Elemental|Wizard</text:p>
          </table:table-cell>
          <table:table-cell office:value-type="string">
            <text:p>IsBlinkingR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Finder</text:p>
          </table:table-cell>
          <table:table-cell office:value-type="string">
            <text:p>Fastpaw</text:p>
          </table:table-cell>
          <table:table-cell office:value-type="string">
            <text:p>Belt of Prot +3</text:p>
          </table:table-cell>
          <table:table-cell office:value-type="string">
            <text:p>Earth Elemental</text:p>
          </table:table-cell>
          <table:table-cell/>
          <table:table-cell office:value-type="string">
            <text:p>Conjure Fire Elemental</text:p>
          </table:table-cell>
          <table:table-cell office:value-type="string">
            <text:p>IsCarrionStench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Flandall</text:p>
          </table:table-cell>
          <table:table-cell office:value-type="string">
            <text:p>Feywarder</text:p>
          </table:table-cell>
          <table:table-cell office:value-type="string">
            <text:p>Bill-guisarme</text:p>
          </table:table-cell>
          <table:table-cell office:value-type="string">
            <text:p>Efreeti</text:p>
          </table:table-cell>
          <table:table-cell/>
          <table:table-cell office:value-type="string">
            <text:p>Conjure Fire Elemental|Wizard</text:p>
          </table:table-cell>
          <table:table-cell office:value-type="string">
            <text:p>IsCharm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aerdal</text:p>
          </table:table-cell>
          <table:table-cell office:value-type="string">
            <text:p>Fighter</text:p>
          </table:table-cell>
          <table:table-cell office:value-type="string">
            <text:p>Bill-guisarme +1</text:p>
          </table:table-cell>
          <table:table-cell office:value-type="string">
            <text:p>Elephant</text:p>
          </table:table-cell>
          <table:table-cell/>
          <table:table-cell office:value-type="string">
            <text:p>Conjure Water Elemental</text:p>
          </table:table-cell>
          <table:table-cell office:value-type="string">
            <text:p>IsCharmResistan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allarduran</text:p>
          </table:table-cell>
          <table:table-cell office:value-type="string">
            <text:p>Fighter/Illusionist</text:p>
          </table:table-cell>
          <table:table-cell office:value-type="string">
            <text:p>Bill-guisarme +2</text:p>
          </table:table-cell>
          <table:table-cell office:value-type="string">
            <text:p>Erinyes</text:p>
          </table:table-cell>
          <table:table-cell/>
          <table:table-cell office:value-type="string">
            <text:p>Contagion</text:p>
          </table:table-cell>
          <table:table-cell office:value-type="string">
            <text:p>IsCharmResistantMi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aragos</text:p>
          </table:table-cell>
          <table:table-cell office:value-type="string">
            <text:p>Fighter/Luckmaiden</text:p>
          </table:table-cell>
          <table:table-cell office:value-type="string">
            <text:p>Bill-guisarme +3</text:p>
          </table:table-cell>
          <table:table-cell office:value-type="string">
            <text:p>Ettin</text:p>
          </table:table-cell>
          <table:table-cell/>
          <table:table-cell office:value-type="string">
            <text:p>Control Undead</text:p>
          </table:table-cell>
          <table:table-cell office:value-type="string">
            <text:p>IsCloakDisplac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argauth</text:p>
          </table:table-cell>
          <table:table-cell office:value-type="string">
            <text:p>Fighter/Mage</text:p>
          </table:table-cell>
          <table:table-cell office:value-type="string">
            <text:p>Bill-guisarme +4</text:p>
          </table:table-cell>
          <table:table-cell office:value-type="string">
            <text:p>Fire Beetle</text:p>
          </table:table-cell>
          <table:table-cell/>
          <table:table-cell office:value-type="string">
            <text:p>Cure Blindness</text:p>
          </table:table-cell>
          <table:table-cell office:value-type="string">
            <text:p>IsConfus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arl</text:p>
          </table:table-cell>
          <table:table-cell office:value-type="string">
            <text:p>Fighter/Mage/Thief</text:p>
          </table:table-cell>
          <table:table-cell office:value-type="string">
            <text:p>Bill-guisarme +5</text:p>
          </table:table-cell>
          <table:table-cell office:value-type="string">
            <text:p>Fire Elemental</text:p>
          </table:table-cell>
          <table:table-cell/>
          <table:table-cell office:value-type="string">
            <text:p>Cure Critical Wounds</text:p>
          </table:table-cell>
          <table:table-cell office:value-type="string">
            <text:p>IsConfusedExtend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ond</text:p>
          </table:table-cell>
          <table:table-cell office:value-type="string">
            <text:p>Fighter/Thief</text:p>
          </table:table-cell>
          <table:table-cell office:value-type="string">
            <text:p>Blessed Bolt</text:p>
          </table:table-cell>
          <table:table-cell office:value-type="string">
            <text:p>Fire Giant</text:p>
          </table:table-cell>
          <table:table-cell/>
          <table:table-cell office:value-type="string">
            <text:p>Cure Disease</text:p>
          </table:table-cell>
          <table:table-cell office:value-type="string">
            <text:p>IsCurs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orm</text:p>
          </table:table-cell>
          <table:table-cell office:value-type="string">
            <text:p>Fighter/Truesword</text:p>
          </table:table-cell>
          <table:table-cell office:value-type="string">
            <text:p>Bolt</text:p>
          </table:table-cell>
          <table:table-cell office:value-type="string">
            <text:p>Fire Snake</text:p>
          </table:table-cell>
          <table:table-cell/>
          <table:table-cell office:value-type="string">
            <text:p>Cure Light Wounds</text:p>
          </table:table-cell>
          <table:table-cell office:value-type="string">
            <text:p>IsDetectedEvi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Grumbar</text:p>
          </table:table-cell>
          <table:table-cell office:value-type="string">
            <text:p>Finder</text:p>
          </table:table-cell>
          <table:table-cell office:value-type="string">
            <text:p>Bolt +1</text:p>
          </table:table-cell>
          <table:table-cell office:value-type="string">
            <text:p>Flesh Golem</text:p>
          </table:table-cell>
          <table:table-cell/>
          <table:table-cell office:value-type="string">
            <text:p>Cure Serious Wounds</text:p>
          </table:table-cell>
          <table:table-cell office:value-type="string">
            <text:p>IsDetectingMagic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Haela</text:p>
          </table:table-cell>
          <table:table-cell office:value-type="string">
            <text:p>Firemane</text:p>
          </table:table-cell>
          <table:table-cell office:value-type="string">
            <text:p>Bolt +2</text:p>
          </table:table-cell>
          <table:table-cell office:value-type="string">
            <text:p>Fog Giant</text:p>
          </table:table-cell>
          <table:table-cell/>
          <table:table-cell office:value-type="string">
            <text:p>Curse</text:p>
          </table:table-cell>
          <table:table-cell office:value-type="string">
            <text:p>IsDiseas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Hanali</text:p>
          </table:table-cell>
          <table:table-cell office:value-type="string">
            <text:p>Firewalker</text:p>
          </table:table-cell>
          <table:table-cell office:value-type="string">
            <text:p>Bolt +3</text:p>
          </table:table-cell>
          <table:table-cell office:value-type="string">
            <text:p>Frost Giant</text:p>
          </table:table-cell>
          <table:table-cell/>
          <table:table-cell office:value-type="string">
            <text:p>Death Spell</text:p>
          </table:table-cell>
          <table:table-cell office:value-type="string">
            <text:p>IsDiseasedSpe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Helm</text:p>
          </table:table-cell>
          <table:table-cell office:value-type="string">
            <text:p>Glitterbright</text:p>
          </table:table-cell>
          <table:table-cell office:value-type="string">
            <text:p>Bolt +4</text:p>
          </table:table-cell>
          <table:table-cell office:value-type="string">
            <text:p>Galeb Duhr</text:p>
          </table:table-cell>
          <table:table-cell/>
          <table:table-cell office:value-type="string">
            <text:p>Delayed Blast Fireball</text:p>
          </table:table-cell>
          <table:table-cell office:value-type="string">
            <text:p>IsDispellingEvi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Hoar</text:p>
          </table:table-cell>
          <table:table-cell office:value-type="string">
            <text:p>Glyphscribe</text:p>
          </table:table-cell>
          <table:table-cell office:value-type="string">
            <text:p>Bolt +5</text:p>
          </table:table-cell>
          <table:table-cell office:value-type="string">
            <text:p>Gargoyle</text:p>
          </table:table-cell>
          <table:table-cell/>
          <table:table-cell office:value-type="string">
            <text:p>Demi-shadow Magic</text:p>
          </table:table-cell>
          <table:table-cell office:value-type="string">
            <text:p>IsDispellingGoo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Ilmater</text:p>
          </table:table-cell>
          <table:table-cell office:value-type="string">
            <text:p>Goldeye</text:p>
          </table:table-cell>
          <table:table-cell office:value-type="string">
            <text:p>Boots</text:p>
          </table:table-cell>
          <table:table-cell office:value-type="string">
            <text:p>Gelatinous Cube</text:p>
          </table:table-cell>
          <table:table-cell/>
          <table:table-cell office:value-type="string">
            <text:p>Demi-Shadow Monsters</text:p>
          </table:table-cell>
          <table:table-cell office:value-type="string">
            <text:p>IsDragonAdj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Istishia</text:p>
          </table:table-cell>
          <table:table-cell office:value-type="string">
            <text:p>Goldheart</text:p>
          </table:table-cell>
          <table:table-cell office:value-type="string">
            <text:p>Boots of Speed</text:p>
          </table:table-cell>
          <table:table-cell office:value-type="string">
            <text:p>Gelugon</text:p>
          </table:table-cell>
          <table:table-cell/>
          <table:table-cell office:value-type="string">
            <text:p>Destruction</text:p>
          </table:table-cell>
          <table:table-cell office:value-type="string">
            <text:p>IsDragonFea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Iyachtu</text:p>
          </table:table-cell>
          <table:table-cell office:value-type="string">
            <text:p>Gondsman</text:p>
          </table:table-cell>
          <table:table-cell office:value-type="string">
            <text:p>Bracers AC 2</text:p>
          </table:table-cell>
          <table:table-cell office:value-type="string">
            <text:p>Ghast</text:p>
          </table:table-cell>
          <table:table-cell/>
          <table:table-cell office:value-type="string">
            <text:p>Detect Evil</text:p>
          </table:table-cell>
          <table:table-cell office:value-type="string">
            <text:p>IsDragonFle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Jergal</text:p>
          </table:table-cell>
          <table:table-cell office:value-type="string">
            <text:p>Greenfoster</text:p>
          </table:table-cell>
          <table:table-cell office:value-type="string">
            <text:p>Bracers AC 4</text:p>
          </table:table-cell>
          <table:table-cell office:value-type="string">
            <text:p>Ghost</text:p>
          </table:table-cell>
          <table:table-cell/>
          <table:table-cell office:value-type="string">
            <text:p>Detect Evil|Priest</text:p>
          </table:table-cell>
          <table:table-cell office:value-type="string">
            <text:p>IsDrain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Kelemvor</text:p>
          </table:table-cell>
          <table:table-cell office:value-type="string">
            <text:p>Grimwarden</text:p>
          </table:table-cell>
          <table:table-cell office:value-type="string">
            <text:p>Bracers AC 6</text:p>
          </table:table-cell>
          <table:table-cell office:value-type="string">
            <text:p>Ghoul</text:p>
          </table:table-cell>
          <table:table-cell/>
          <table:table-cell office:value-type="string">
            <text:p>Detect Invisibility</text:p>
          </table:table-cell>
          <table:table-cell office:value-type="string">
            <text:p>IsEl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Kossuth</text:p>
          </table:table-cell>
          <table:table-cell office:value-type="string">
            <text:p>Halcyon</text:p>
          </table:table-cell>
          <table:table-cell office:value-type="string">
            <text:p>Broad Sword</text:p>
          </table:table-cell>
          <table:table-cell office:value-type="string">
            <text:p>Giant Ant</text:p>
          </table:table-cell>
          <table:table-cell/>
          <table:table-cell office:value-type="string">
            <text:p>Detect Magic|Priest</text:p>
          </table:table-cell>
          <table:table-cell office:value-type="string">
            <text:p>IsEnfeebl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abelas</text:p>
          </table:table-cell>
          <table:table-cell office:value-type="string">
            <text:p>Hearthwarder</text:p>
          </table:table-cell>
          <table:table-cell office:value-type="string">
            <text:p>Broad Sword +1</text:p>
          </table:table-cell>
          <table:table-cell office:value-type="string">
            <text:p>Giant Ant Warrior</text:p>
          </table:table-cell>
          <table:table-cell/>
          <table:table-cell office:value-type="string">
            <text:p>Detect Magic|Wizard</text:p>
          </table:table-cell>
          <table:table-cell office:value-type="string">
            <text:p>IsEnfeebledH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aduguer</text:p>
          </table:table-cell>
          <table:table-cell office:value-type="string">
            <text:p>Highborn</text:p>
          </table:table-cell>
          <table:table-cell office:value-type="string">
            <text:p>Broad Sword +2</text:p>
          </table:table-cell>
          <table:table-cell office:value-type="string">
            <text:p>Giant Badger</text:p>
          </table:table-cell>
          <table:table-cell/>
          <table:table-cell office:value-type="string">
            <text:p>Detect Undead</text:p>
          </table:table-cell>
          <table:table-cell office:value-type="string">
            <text:p>IsEnlarg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athander</text:p>
          </table:table-cell>
          <table:table-cell office:value-type="string">
            <text:p>Holy Champion</text:p>
          </table:table-cell>
          <table:table-cell office:value-type="string">
            <text:p>Broad Sword +3</text:p>
          </table:table-cell>
          <table:table-cell office:value-type="string">
            <text:p>Giant Black Squirrel</text:p>
          </table:table-cell>
          <table:table-cell/>
          <table:table-cell office:value-type="string">
            <text:p>Dimension Door</text:p>
          </table:table-cell>
          <table:table-cell office:value-type="string">
            <text:p>IsEntangled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liira</text:p>
          </table:table-cell>
          <table:table-cell office:value-type="string">
            <text:p>Holy Justice</text:p>
          </table:table-cell>
          <table:table-cell office:value-type="string">
            <text:p>Broad Sword +4</text:p>
          </table:table-cell>
          <table:table-cell office:value-type="string">
            <text:p>Giant Centipede</text:p>
          </table:table-cell>
          <table:table-cell/>
          <table:table-cell office:value-type="string">
            <text:p>Disintegrate</text:p>
          </table:table-cell>
          <table:table-cell office:value-type="string">
            <text:p>IsEntangled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oviatar</text:p>
          </table:table-cell>
          <table:table-cell office:value-type="string">
            <text:p>Holy Strategist</text:p>
          </table:table-cell>
          <table:table-cell office:value-type="string">
            <text:p>Broad Sword +5</text:p>
          </table:table-cell>
          <table:table-cell office:value-type="string">
            <text:p>Giant Crocodile</text:p>
          </table:table-cell>
          <table:table-cell/>
          <table:table-cell office:value-type="string">
            <text:p>Dispel Evil</text:p>
          </table:table-cell>
          <table:table-cell office:value-type="string">
            <text:p>IsFas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Lurue</text:p>
          </table:table-cell>
          <table:table-cell office:value-type="string">
            <text:p>Homesteader</text:p>
          </table:table-cell>
          <table:table-cell office:value-type="string">
            <text:p>Buckler</text:p>
          </table:table-cell>
          <table:table-cell office:value-type="string">
            <text:p>Giant Lynx</text:p>
          </table:table-cell>
          <table:table-cell/>
          <table:table-cell office:value-type="string">
            <text:p>Dispel Good</text:p>
          </table:table-cell>
          <table:table-cell office:value-type="string">
            <text:p>IsFastBoot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alar</text:p>
          </table:table-cell>
          <table:table-cell office:value-type="string">
            <text:p>Hoodwinker</text:p>
          </table:table-cell>
          <table:table-cell office:value-type="string">
            <text:p>Buckler +1</text:p>
          </table:table-cell>
          <table:table-cell office:value-type="string">
            <text:p>Giant Rat</text:p>
          </table:table-cell>
          <table:table-cell/>
          <table:table-cell office:value-type="string">
            <text:p>Dispel Magic|Cleric</text:p>
          </table:table-cell>
          <table:table-cell office:value-type="string">
            <text:p>IsFeeblemind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arthammor</text:p>
          </table:table-cell>
          <table:table-cell office:value-type="string">
            <text:p>Horn Guard</text:p>
          </table:table-cell>
          <table:table-cell office:value-type="string">
            <text:p>Buckler +2</text:p>
          </table:table-cell>
          <table:table-cell office:value-type="string">
            <text:p>Giant Scorpion</text:p>
          </table:table-cell>
          <table:table-cell/>
          <table:table-cell office:value-type="string">
            <text:p>Dispel Magic|Wizard</text:p>
          </table:table-cell>
          <table:table-cell office:value-type="string">
            <text:p>IsFlee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ask</text:p>
          </table:table-cell>
          <table:table-cell office:value-type="string">
            <text:p>Hurndar</text:p>
          </table:table-cell>
          <table:table-cell office:value-type="string">
            <text:p>Buckler +3</text:p>
          </table:table-cell>
          <table:table-cell office:value-type="string">
            <text:p>Giant Skeleton</text:p>
          </table:table-cell>
          <table:table-cell/>
          <table:table-cell office:value-type="string">
            <text:p>Endure Cold</text:p>
          </table:table-cell>
          <table:table-cell office:value-type="string">
            <text:p>IsFumbl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ilil</text:p>
          </table:table-cell>
          <table:table-cell office:value-type="string">
            <text:p>Icepriest</text:p>
          </table:table-cell>
          <table:table-cell office:value-type="string">
            <text:p>Buckler +4</text:p>
          </table:table-cell>
          <table:table-cell office:value-type="string">
            <text:p>Giant Slug</text:p>
          </table:table-cell>
          <table:table-cell/>
          <table:table-cell office:value-type="string">
            <text:p>Endure Fire</text:p>
          </table:table-cell>
          <table:table-cell office:value-type="string">
            <text:p>IsHel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oradin</text:p>
          </table:table-cell>
          <table:table-cell office:value-type="string">
            <text:p>Illusionist</text:p>
          </table:table-cell>
          <table:table-cell office:value-type="string">
            <text:p>Buckler +5</text:p>
          </table:table-cell>
          <table:table-cell office:value-type="string">
            <text:p>Giant Spider</text:p>
          </table:table-cell>
          <table:table-cell/>
          <table:table-cell office:value-type="string">
            <text:p>Energy Drain</text:p>
          </table:table-cell>
          <table:table-cell office:value-type="string">
            <text:p>IsHelples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Mystra</text:p>
          </table:table-cell>
          <table:table-cell office:value-type="string">
            <text:p>Illusionist/Thief</text:p>
          </table:table-cell>
          <table:table-cell office:value-type="string">
            <text:p>Chain Mail</text:p>
          </table:table-cell>
          <table:table-cell office:value-type="string">
            <text:p>Giant Wasp</text:p>
          </table:table-cell>
          <table:table-cell/>
          <table:table-cell office:value-type="string">
            <text:p>Energy Drain</text:p>
          </table:table-cell>
          <table:table-cell office:value-type="string">
            <text:p>IsHugg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Nobanion</text:p>
          </table:table-cell>
          <table:table-cell office:value-type="string">
            <text:p>Invoker</text:p>
          </table:table-cell>
          <table:table-cell office:value-type="string">
            <text:p>Chain Mail +1</text:p>
          </table:table-cell>
          <table:table-cell office:value-type="string">
            <text:p>Giant Wasp|Flying</text:p>
          </table:table-cell>
          <table:table-cell/>
          <table:table-cell office:value-type="string">
            <text:p>Enervation</text:p>
          </table:table-cell>
          <table:table-cell office:value-type="string">
            <text:p>IsImmuneDB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Oghma</text:p>
          </table:table-cell>
          <table:table-cell office:value-type="string">
            <text:p>Joydancer</text:p>
          </table:table-cell>
          <table:table-cell office:value-type="string">
            <text:p>Chain Mail +2</text:p>
          </table:table-cell>
          <table:table-cell office:value-type="string">
            <text:p>Giant Weasel</text:p>
          </table:table-cell>
          <table:table-cell/>
          <table:table-cell office:value-type="string">
            <text:p>Enlarge</text:p>
          </table:table-cell>
          <table:table-cell office:value-type="string">
            <text:p>IsImmuneDiseas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Red</text:p>
          </table:table-cell>
          <table:table-cell office:value-type="string">
            <text:p>Lone Wolf</text:p>
          </table:table-cell>
          <table:table-cell office:value-type="string">
            <text:p>Chain Mail +3</text:p>
          </table:table-cell>
          <table:table-cell office:value-type="string">
            <text:p>Githyanki</text:p>
          </table:table-cell>
          <table:table-cell/>
          <table:table-cell office:value-type="string">
            <text:p>Entangle</text:p>
          </table:table-cell>
          <table:table-cell office:value-type="string">
            <text:p>IsImmuneNormalMissile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egojan</text:p>
          </table:table-cell>
          <table:table-cell office:value-type="string">
            <text:p>Lorekeeper</text:p>
          </table:table-cell>
          <table:table-cell office:value-type="string">
            <text:p>Chain Mail +4</text:p>
          </table:table-cell>
          <table:table-cell office:value-type="string">
            <text:p>Githzerai</text:p>
          </table:table-cell>
          <table:table-cell/>
          <table:table-cell office:value-type="string">
            <text:p>Faerie Fire</text:p>
          </table:table-cell>
          <table:table-cell office:value-type="string">
            <text:p>IsImmunePoiso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ehanine</text:p>
          </table:table-cell>
          <table:table-cell office:value-type="string">
            <text:p>Luckbringer</text:p>
          </table:table-cell>
          <table:table-cell office:value-type="string">
            <text:p>Chain Mail +5</text:p>
          </table:table-cell>
          <table:table-cell office:value-type="string">
            <text:p>Glabrezu</text:p>
          </table:table-cell>
          <table:table-cell/>
          <table:table-cell office:value-type="string">
            <text:p>Fear</text:p>
          </table:table-cell>
          <table:table-cell office:value-type="string">
            <text:p>IsImmuneSpell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elune</text:p>
          </table:table-cell>
          <table:table-cell office:value-type="string">
            <text:p>Luckmaiden</text:p>
          </table:table-cell>
          <table:table-cell office:value-type="string">
            <text:p>Cloak</text:p>
          </table:table-cell>
          <table:table-cell office:value-type="string">
            <text:p>Gnoll</text:p>
          </table:table-cell>
          <table:table-cell/>
          <table:table-cell office:value-type="string">
            <text:p>Fear Gas Breath Weapon|MonsterDragon</text:p>
          </table:table-cell>
          <table:table-cell office:value-type="string">
            <text:p>IsImmuneSpellsMino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ar</text:p>
          </table:table-cell>
          <table:table-cell office:value-type="string">
            <text:p>Mage</text:p>
          </table:table-cell>
          <table:table-cell office:value-type="string">
            <text:p>Cloak of Displacement</text:p>
          </table:table-cell>
          <table:table-cell office:value-type="string">
            <text:p>Gnoll Leader</text:p>
          </table:table-cell>
          <table:table-cell/>
          <table:table-cell office:value-type="string">
            <text:p>Fear|MonsterBeholder</text:p>
          </table:table-cell>
          <table:table-cell office:value-type="string">
            <text:p>IsInsectFle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aress</text:p>
          </table:table-cell>
          <table:table-cell office:value-type="string">
            <text:p>Mage/Thief</text:p>
          </table:table-cell>
          <table:table-cell office:value-type="string">
            <text:p>Cloak of Prot +1</text:p>
          </table:table-cell>
          <table:table-cell office:value-type="string">
            <text:p>Goblin</text:p>
          </table:table-cell>
          <table:table-cell/>
          <table:table-cell office:value-type="string">
            <text:p>Fear|MonsterMage</text:p>
          </table:table-cell>
          <table:table-cell office:value-type="string">
            <text:p>IsInvisibl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arindlar</text:p>
          </table:table-cell>
          <table:table-cell office:value-type="string">
            <text:p>Magistati</text:p>
          </table:table-cell>
          <table:table-cell office:value-type="string">
            <text:p>Cloak of Prot +2</text:p>
          </table:table-cell>
          <table:table-cell office:value-type="string">
            <text:p>Goblin Leader</text:p>
          </table:table-cell>
          <table:table-cell/>
          <table:table-cell office:value-type="string">
            <text:p>Feeblemind</text:p>
          </table:table-cell>
          <table:table-cell office:value-type="string">
            <text:p>IsInvisiblePotio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aundakul</text:p>
          </table:table-cell>
          <table:table-cell office:value-type="string">
            <text:p>Malagent</text:p>
          </table:table-cell>
          <table:table-cell office:value-type="string">
            <text:p>Cloak of Prot +3</text:p>
          </table:table-cell>
          <table:table-cell office:value-type="string">
            <text:p>Goblin|2</text:p>
          </table:table-cell>
          <table:table-cell/>
          <table:table-cell office:value-type="string">
            <text:p>Find Traps</text:p>
          </table:table-cell>
          <table:table-cell office:value-type="string">
            <text:p>IsInvisibleR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eela</text:p>
          </table:table-cell>
          <table:table-cell office:value-type="string">
            <text:p>Malefactor</text:p>
          </table:table-cell>
          <table:table-cell office:value-type="string">
            <text:p>Cloak of Prot +4</text:p>
          </table:table-cell>
          <table:table-cell office:value-type="string">
            <text:p>Gold Dragon</text:p>
          </table:table-cell>
          <table:table-cell/>
          <table:table-cell office:value-type="string">
            <text:p>Finger of Death</text:p>
          </table:table-cell>
          <table:table-cell office:value-type="string">
            <text:p>IsInvisibleSpe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hevarash</text:p>
          </table:table-cell>
          <table:table-cell office:value-type="string">
            <text:p>Misadventurer</text:p>
          </table:table-cell>
          <table:table-cell office:value-type="string">
            <text:p>Cloak of Prot +5</text:p>
          </table:table-cell>
          <table:table-cell office:value-type="string">
            <text:p>Gorgon</text:p>
          </table:table-cell>
          <table:table-cell/>
          <table:table-cell office:value-type="string">
            <text:p>Fire Breath Weapon|MonsterDragon</text:p>
          </table:table-cell>
          <table:table-cell office:value-type="string">
            <text:p>IsInvisibleStalk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iamorphe</text:p>
          </table:table-cell>
          <table:table-cell office:value-type="string">
            <text:p>Misadventurer/Thief</text:p>
          </table:table-cell>
          <table:table-cell office:value-type="string">
            <text:p>Club</text:p>
          </table:table-cell>
          <table:table-cell office:value-type="string">
            <text:p>Green Abishai</text:p>
          </table:table-cell>
          <table:table-cell/>
          <table:table-cell office:value-type="string">
            <text:p>Fire Shield</text:p>
          </table:table-cell>
          <table:table-cell office:value-type="string">
            <text:p>IsInvisibleToAnimal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Sune</text:p>
          </table:table-cell>
          <table:table-cell office:value-type="string">
            <text:p>Mischiefmaker</text:p>
          </table:table-cell>
          <table:table-cell office:value-type="string">
            <text:p>Composite Long Bow</text:p>
          </table:table-cell>
          <table:table-cell office:value-type="string">
            <text:p>Green Dragon</text:p>
          </table:table-cell>
          <table:table-cell/>
          <table:table-cell office:value-type="string">
            <text:p>Fire Touch</text:p>
          </table:table-cell>
          <table:table-cell office:value-type="string">
            <text:p>IsLichFea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alona</text:p>
          </table:table-cell>
          <table:table-cell office:value-type="string">
            <text:p>Mischiefmaker/Thief</text:p>
          </table:table-cell>
          <table:table-cell office:value-type="string">
            <text:p>Composite Long Bow +1</text:p>
          </table:table-cell>
          <table:table-cell office:value-type="string">
            <text:p>Green Slaad</text:p>
          </table:table-cell>
          <table:table-cell/>
          <table:table-cell office:value-type="string">
            <text:p>Fireball</text:p>
          </table:table-cell>
          <table:table-cell office:value-type="string">
            <text:p>IsMirror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alos</text:p>
          </table:table-cell>
          <table:table-cell office:value-type="string">
            <text:p>Morninglord</text:p>
          </table:table-cell>
          <table:table-cell office:value-type="string">
            <text:p>Composite Long Bow +2</text:p>
          </table:table-cell>
          <table:table-cell office:value-type="string">
            <text:p>Green Slime</text:p>
          </table:table-cell>
          <table:table-cell/>
          <table:table-cell office:value-type="string">
            <text:p>Fireball|MonsterMage</text:p>
          </table:table-cell>
          <table:table-cell office:value-type="string">
            <text:p>IsMummyDiseas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empus</text:p>
          </table:table-cell>
          <table:table-cell office:value-type="string">
            <text:p>Nakarit</text:p>
          </table:table-cell>
          <table:table-cell office:value-type="string">
            <text:p>Composite Long Bow +3</text:p>
          </table:table-cell>
          <table:table-cell office:value-type="string">
            <text:p>Greenhag</text:p>
          </table:table-cell>
          <table:table-cell/>
          <table:table-cell office:value-type="string">
            <text:p>Flame Breath Weapon|MonsterHellHound</text:p>
          </table:table-cell>
          <table:table-cell office:value-type="string">
            <text:p>IsMummyFea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hard</text:p>
          </table:table-cell>
          <table:table-cell office:value-type="string">
            <text:p>Necromancer</text:p>
          </table:table-cell>
          <table:table-cell office:value-type="string">
            <text:p>Composite Long Bow +4</text:p>
          </table:table-cell>
          <table:table-cell office:value-type="string">
            <text:p>Grey Ooze</text:p>
          </table:table-cell>
          <table:table-cell/>
          <table:table-cell office:value-type="string">
            <text:p>Flame Strike</text:p>
          </table:table-cell>
          <table:table-cell office:value-type="string">
            <text:p>IsMummyRott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orm</text:p>
          </table:table-cell>
          <table:table-cell office:value-type="string">
            <text:p>Necrophant</text:p>
          </table:table-cell>
          <table:table-cell office:value-type="string">
            <text:p>Composite Long Bow +5</text:p>
          </table:table-cell>
          <table:table-cell office:value-type="string">
            <text:p>Grey Slaad</text:p>
          </table:table-cell>
          <table:table-cell/>
          <table:table-cell office:value-type="string">
            <text:p>Flame Strike|MonsterCleric</text:p>
          </table:table-cell>
          <table:table-cell office:value-type="string">
            <text:p>IsPaladinImmuneDiseas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ymora</text:p>
          </table:table-cell>
          <table:table-cell office:value-type="string">
            <text:p>Nightcloak</text:p>
          </table:table-cell>
          <table:table-cell office:value-type="string">
            <text:p>Composite Short Bow</text:p>
          </table:table-cell>
          <table:table-cell office:value-type="string">
            <text:p>Griffon</text:p>
          </table:table-cell>
          <table:table-cell/>
          <table:table-cell office:value-type="string">
            <text:p>Flesh to Stone</text:p>
          </table:table-cell>
          <table:table-cell office:value-type="string">
            <text:p>IsPaladinProtectedFromEvi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Tyr</text:p>
          </table:table-cell>
          <table:table-cell office:value-type="string">
            <text:p>Pain</text:p>
          </table:table-cell>
          <table:table-cell office:value-type="string">
            <text:p>Composite Short Bow +1</text:p>
          </table:table-cell>
          <table:table-cell office:value-type="string">
            <text:p>Grippli</text:p>
          </table:table-cell>
          <table:table-cell/>
          <table:table-cell office:value-type="string">
            <text:p>Flesh to Stone|MonsterBeholder</text:p>
          </table:table-cell>
          <table:table-cell office:value-type="string">
            <text:p>IsParalyz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Ulutiu</text:p>
          </table:table-cell>
          <table:table-cell office:value-type="string">
            <text:p>Painbringer</text:p>
          </table:table-cell>
          <table:table-cell office:value-type="string">
            <text:p>Composite Short Bow +2</text:p>
          </table:table-cell>
          <table:table-cell office:value-type="string">
            <text:p>Grizzly Bear</text:p>
          </table:table-cell>
          <table:table-cell/>
          <table:table-cell office:value-type="string">
            <text:p>Flesh to Stone|MonsterMage</text:p>
          </table:table-cell>
          <table:table-cell office:value-type="string">
            <text:p>IsPerson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Umberlee</text:p>
          </table:table-cell>
          <table:table-cell office:value-type="string">
            <text:p>Paladin</text:p>
          </table:table-cell>
          <table:table-cell office:value-type="string">
            <text:p>Composite Short Bow +3</text:p>
          </table:table-cell>
          <table:table-cell office:value-type="string">
            <text:p>Hamatula</text:p>
          </table:table-cell>
          <table:table-cell/>
          <table:table-cell office:value-type="string">
            <text:p>Friends</text:p>
          </table:table-cell>
          <table:table-cell office:value-type="string">
            <text:p>IsPetrifi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Urdlen</text:p>
          </table:table-cell>
          <table:table-cell office:value-type="string">
            <text:p>Paladin of Helm</text:p>
          </table:table-cell>
          <table:table-cell office:value-type="string">
            <text:p>Composite Short Bow +4</text:p>
          </table:table-cell>
          <table:table-cell office:value-type="string">
            <text:p>Hell Hound</text:p>
          </table:table-cell>
          <table:table-cell/>
          <table:table-cell office:value-type="string">
            <text:p>Fumble</text:p>
          </table:table-cell>
          <table:table-cell office:value-type="string">
            <text:p>IsPlan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Urogalan</text:p>
          </table:table-cell>
          <table:table-cell office:value-type="string">
            <text:p>Paladin of Siamorphe</text:p>
          </table:table-cell>
          <table:table-cell office:value-type="string">
            <text:p>Composite Short Bow +5</text:p>
          </table:table-cell>
          <table:table-cell office:value-type="string">
            <text:p>Hezrou</text:p>
          </table:table-cell>
          <table:table-cell/>
          <table:table-cell office:value-type="string">
            <text:p>Gaze Reflection</text:p>
          </table:table-cell>
          <table:table-cell office:value-type="string">
            <text:p>IsPoisoned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Valkur</text:p>
          </table:table-cell>
          <table:table-cell office:value-type="string">
            <text:p>Paladin of Torm</text:p>
          </table:table-cell>
          <table:table-cell office:value-type="string">
            <text:p>Dagger</text:p>
          </table:table-cell>
          <table:table-cell office:value-type="string">
            <text:p>Hill Giant</text:p>
          </table:table-cell>
          <table:table-cell/>
          <table:table-cell office:value-type="string">
            <text:p>Globe of Invulnerability</text:p>
          </table:table-cell>
          <table:table-cell office:value-type="string">
            <text:p>IsPraying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Velsharoon</text:p>
          </table:table-cell>
          <table:table-cell office:value-type="string">
            <text:p>Peaceman</text:p>
          </table:table-cell>
          <table:table-cell office:value-type="string">
            <text:p>Dagger +1</text:p>
          </table:table-cell>
          <table:table-cell office:value-type="string">
            <text:p>Hill Giant Shaman</text:p>
          </table:table-cell>
          <table:table-cell/>
          <table:table-cell office:value-type="string">
            <text:p>Harm</text:p>
          </table:table-cell>
          <table:table-cell office:value-type="string">
            <text:p>IsProtectedAcidCas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Vergadain</text:p>
          </table:table-cell>
          <table:table-cell office:value-type="string">
            <text:p>Pyrosmith</text:p>
          </table:table-cell>
          <table:table-cell office:value-type="string">
            <text:p>Dagger +2</text:p>
          </table:table-cell>
          <table:table-cell office:value-type="string">
            <text:p>Hippopotamus</text:p>
          </table:table-cell>
          <table:table-cell/>
          <table:table-cell office:value-type="string">
            <text:p>Haste</text:p>
          </table:table-cell>
          <table:table-cell office:value-type="string">
            <text:p>IsProtectedAcidCaster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Waukeen</text:p>
          </table:table-cell>
          <table:table-cell office:value-type="string">
            <text:p>Ranger</text:p>
          </table:table-cell>
          <table:table-cell office:value-type="string">
            <text:p>Dagger +3</text:p>
          </table:table-cell>
          <table:table-cell office:value-type="string">
            <text:p>Hobgoblin</text:p>
          </table:table-cell>
          <table:table-cell/>
          <table:table-cell office:value-type="string">
            <text:p>Heal</text:p>
          </table:table-cell>
          <table:table-cell office:value-type="string">
            <text:p>IsProtectedAcidTarge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priestYondalla</text:p>
          </table:table-cell>
          <table:table-cell office:value-type="string">
            <text:p>Ranger of Mielikki</text:p>
          </table:table-cell>
          <table:table-cell office:value-type="string">
            <text:p>Dagger +4</text:p>
          </table:table-cell>
          <table:table-cell office:value-type="string">
            <text:p>Hobgoblin Leader</text:p>
          </table:table-cell>
          <table:table-cell/>
          <table:table-cell office:value-type="string">
            <text:p>Hold Animal</text:p>
          </table:table-cell>
          <table:table-cell office:value-type="string">
            <text:p>IsProtectedAcidTarget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ger</text:p>
          </table:table-cell>
          <table:table-cell office:value-type="string">
            <text:p>Ranger of Shaundakul</text:p>
          </table:table-cell>
          <table:table-cell office:value-type="string">
            <text:p>Dagger +5</text:p>
          </table:table-cell>
          <table:table-cell office:value-type="string">
            <text:p>Hobgoblin|2</text:p>
          </table:table-cell>
          <table:table-cell/>
          <table:table-cell office:value-type="string">
            <text:p>Hold Monster</text:p>
          </table:table-cell>
          <table:table-cell office:value-type="string">
            <text:p>IsProtectedEvi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gerMielikki</text:p>
          </table:table-cell>
          <table:table-cell office:value-type="string">
            <text:p>Ranger of Shevarus</text:p>
          </table:table-cell>
          <table:table-cell office:value-type="string">
            <text:p>Dart</text:p>
          </table:table-cell>
          <table:table-cell office:value-type="string">
            <text:p>Ice Troll</text:p>
          </table:table-cell>
          <table:table-cell/>
          <table:table-cell office:value-type="string">
            <text:p>Hold Monster|MonsterMage</text:p>
          </table:table-cell>
          <table:table-cell office:value-type="string">
            <text:p>IsProtectedFireCas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gerShaundakul</text:p>
          </table:table-cell>
          <table:table-cell office:value-type="string">
            <text:p>Ranger of Solonor</text:p>
          </table:table-cell>
          <table:table-cell office:value-type="string">
            <text:p>Dart +1</text:p>
          </table:table-cell>
          <table:table-cell office:value-type="string">
            <text:p>Imp</text:p>
          </table:table-cell>
          <table:table-cell/>
          <table:table-cell office:value-type="string">
            <text:p>Hold Person</text:p>
          </table:table-cell>
          <table:table-cell office:value-type="string">
            <text:p>IsProtectedFireCaster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gerShevarash</text:p>
          </table:table-cell>
          <table:table-cell office:value-type="string">
            <text:p>Semsate</text:p>
          </table:table-cell>
          <table:table-cell office:value-type="string">
            <text:p>Dart +2</text:p>
          </table:table-cell>
          <table:table-cell office:value-type="string">
            <text:p>Intellect Devourer</text:p>
          </table:table-cell>
          <table:table-cell/>
          <table:table-cell office:value-type="string">
            <text:p>Hold Person|MonsterCleric</text:p>
          </table:table-cell>
          <table:table-cell office:value-type="string">
            <text:p>IsProtectedFireTarge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angerSolonor</text:p>
          </table:table-cell>
          <table:table-cell office:value-type="string">
            <text:p>Silvermaid</text:p>
          </table:table-cell>
          <table:table-cell office:value-type="string">
            <text:p>Dart +3</text:p>
          </table:table-cell>
          <table:table-cell office:value-type="string">
            <text:p>Invisible Stalker</text:p>
          </table:table-cell>
          <table:table-cell/>
          <table:table-cell office:value-type="string">
            <text:p>Hold Person|MonsterMage</text:p>
          </table:table-cell>
          <table:table-cell office:value-type="string">
            <text:p>IsProtectedFireTarget1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thief</text:p>
          </table:table-cell>
          <table:table-cell office:value-type="string">
            <text:p>Silverstar</text:p>
          </table:table-cell>
          <table:table-cell office:value-type="string">
            <text:p>Dart +4</text:p>
          </table:table-cell>
          <table:table-cell office:value-type="string">
            <text:p>Iron Golem</text:p>
          </table:table-cell>
          <table:table-cell/>
          <table:table-cell office:value-type="string">
            <text:p>Hold Person|Wizard</text:p>
          </table:table-cell>
          <table:table-cell office:value-type="string">
            <text:p>IsProtectedGoo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onnlinor</text:p>
          </table:table-cell>
          <table:table-cell office:value-type="string">
            <text:p>Dart +5</text:p>
          </table:table-cell>
          <table:table-cell office:value-type="string">
            <text:p>Jann</text:p>
          </table:table-cell>
          <table:table-cell/>
          <table:table-cell office:value-type="string">
            <text:p>Hold Undead</text:p>
          </table:table-cell>
          <table:table-cell office:value-type="string">
            <text:p>IsProtectedLightningCast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tarsinger</text:p>
          </table:table-cell>
          <table:table-cell office:value-type="string">
            <text:p>Dart of Hornet's Nest</text:p>
          </table:table-cell>
          <table:table-cell office:value-type="string">
            <text:p>Juju Zombie</text:p>
          </table:table-cell>
          <table:table-cell/>
          <table:table-cell office:value-type="string">
            <text:p>Ice Storm</text:p>
          </table:table-cell>
          <table:table-cell office:value-type="string">
            <text:p>IsProtectedLightningCaster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ternshield</text:p>
          </table:table-cell>
          <table:table-cell office:value-type="string">
            <text:p>Drow Buckler +1</text:p>
          </table:table-cell>
          <table:table-cell office:value-type="string">
            <text:p>Jungle Giant</text:p>
          </table:table-cell>
          <table:table-cell/>
          <table:table-cell office:value-type="string">
            <text:p>Ice Storm|MonsterMage</text:p>
          </table:table-cell>
          <table:table-cell office:value-type="string">
            <text:p>IsProtectedLightningTarge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tormlord</text:p>
          </table:table-cell>
          <table:table-cell office:value-type="string">
            <text:p>Drow Buckler +2</text:p>
          </table:table-cell>
          <table:table-cell office:value-type="string">
            <text:p>Killer Frog</text:p>
          </table:table-cell>
          <table:table-cell/>
          <table:table-cell office:value-type="string">
            <text:p>Improved Invisibility</text:p>
          </table:table-cell>
          <table:table-cell office:value-type="string">
            <text:p>IsProtectedLightningTarget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trifeleader</text:p>
          </table:table-cell>
          <table:table-cell office:value-type="string">
            <text:p>Drow Buckler +3</text:p>
          </table:table-cell>
          <table:table-cell office:value-type="string">
            <text:p>Kobold</text:p>
          </table:table-cell>
          <table:table-cell/>
          <table:table-cell office:value-type="string">
            <text:p>Insect Plague</text:p>
          </table:table-cell>
          <table:table-cell office:value-type="string">
            <text:p>IsProtectedPoisonCaster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Sybulite</text:p>
          </table:table-cell>
          <table:table-cell office:value-type="string">
            <text:p>Drow Buckler +4</text:p>
          </table:table-cell>
          <table:table-cell office:value-type="string">
            <text:p>Kobold Shaman</text:p>
          </table:table-cell>
          <table:table-cell/>
          <table:table-cell office:value-type="string">
            <text:p>Invisibility</text:p>
          </table:table-cell>
          <table:table-cell office:value-type="string">
            <text:p>IsProtectedPoisonCaster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alon</text:p>
          </table:table-cell>
          <table:table-cell office:value-type="string">
            <text:p>Drow Buckler +5</text:p>
          </table:table-cell>
          <table:table-cell office:value-type="string">
            <text:p>Kobold|2</text:p>
          </table:table-cell>
          <table:table-cell/>
          <table:table-cell office:value-type="string">
            <text:p>Invisibility 10' Radius</text:p>
          </table:table-cell>
          <table:table-cell office:value-type="string">
            <text:p>IsProtectedPoisonTarge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halornar</text:p>
          </table:table-cell>
          <table:table-cell office:value-type="string">
            <text:p>Drow Chain +1</text:p>
          </table:table-cell>
          <table:table-cell office:value-type="string">
            <text:p>Kobold|3</text:p>
          </table:table-cell>
          <table:table-cell/>
          <table:table-cell office:value-type="string">
            <text:p>Invisibility to Animals</text:p>
          </table:table-cell>
          <table:table-cell office:value-type="string">
            <text:p>IsProtectedPoisonTarget1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hief</text:p>
          </table:table-cell>
          <table:table-cell office:value-type="string">
            <text:p>Drow Chain +2</text:p>
          </table:table-cell>
          <table:table-cell office:value-type="string">
            <text:p>Kuo-toa</text:p>
          </table:table-cell>
          <table:table-cell/>
          <table:table-cell office:value-type="string">
            <text:p>Invisible Stalker</text:p>
          </table:table-cell>
          <table:table-cell office:value-type="string">
            <text:p>IsReduce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huldar</text:p>
          </table:table-cell>
          <table:table-cell office:value-type="string">
            <text:p>Drow Chain +3</text:p>
          </table:table-cell>
          <table:table-cell office:value-type="string">
            <text:p>Lamia</text:p>
          </table:table-cell>
          <table:table-cell/>
          <table:table-cell office:value-type="string">
            <text:p>itemEyesCharming</text:p>
          </table:table-cell>
          <table:table-cell office:value-type="string">
            <text:p>IsReflectin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otem Sister</text:p>
          </table:table-cell>
          <table:table-cell office:value-type="string">
            <text:p>Drow Chain +4</text:p>
          </table:table-cell>
          <table:table-cell office:value-type="string">
            <text:p>Larva</text:p>
          </table:table-cell>
          <table:table-cell/>
          <table:table-cell office:value-type="string">
            <text:p>itemNecklaceMissiles</text:p>
          </table:table-cell>
          <table:table-cell office:value-type="string">
            <text:p>IsResistantCol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railblazer</text:p>
          </table:table-cell>
          <table:table-cell office:value-type="string">
            <text:p>Drow Chain +5</text:p>
          </table:table-cell>
          <table:table-cell office:value-type="string">
            <text:p>Lemure</text:p>
          </table:table-cell>
          <table:table-cell/>
          <table:table-cell office:value-type="string">
            <text:p>itemPotionGiantStrength</text:p>
          </table:table-cell>
          <table:table-cell office:value-type="string">
            <text:p>IsResistantFir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ransmuter</text:p>
          </table:table-cell>
          <table:table-cell office:value-type="string">
            <text:p>Drow Long Sword +1</text:p>
          </table:table-cell>
          <table:table-cell office:value-type="string">
            <text:p>Lesser Air Elemental</text:p>
          </table:table-cell>
          <table:table-cell/>
          <table:table-cell office:value-type="string">
            <text:p>itemPotionInvisibility</text:p>
          </table:table-cell>
          <table:table-cell office:value-type="string">
            <text:p>IsRingImmuneElectricit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ruesword</text:p>
          </table:table-cell>
          <table:table-cell office:value-type="string">
            <text:p>Drow Long Sword +2</text:p>
          </table:table-cell>
          <table:table-cell office:value-type="string">
            <text:p>Lesser Earth Elemental</text:p>
          </table:table-cell>
          <table:table-cell/>
          <table:table-cell office:value-type="string">
            <text:p>itemPotionSpeed</text:p>
          </table:table-cell>
          <table:table-cell office:value-type="string">
            <text:p>IsRingResistantCol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Tunesinger</text:p>
          </table:table-cell>
          <table:table-cell office:value-type="string">
            <text:p>Drow Long Sword +3</text:p>
          </table:table-cell>
          <table:table-cell office:value-type="string">
            <text:p>Lesser Fire Elemental</text:p>
          </table:table-cell>
          <table:table-cell/>
          <table:table-cell office:value-type="string">
            <text:p>itemScrollImmuneDragonBreath</text:p>
          </table:table-cell>
          <table:table-cell office:value-type="string">
            <text:p>IsRingResistantFir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Vuddar</text:p>
          </table:table-cell>
          <table:table-cell office:value-type="string">
            <text:p>Drow Long Sword +4</text:p>
          </table:table-cell>
          <table:table-cell office:value-type="string">
            <text:p>Lesser Water Elemental</text:p>
          </table:table-cell>
          <table:table-cell/>
          <table:table-cell office:value-type="string">
            <text:p>its gaze|monsterCharmGaze</text:p>
          </table:table-cell>
          <table:table-cell office:value-type="string">
            <text:p>IsRingWizardry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Watcher</text:p>
          </table:table-cell>
          <table:table-cell office:value-type="string">
            <text:p>Drow Long Sword +5</text:p>
          </table:table-cell>
          <table:table-cell office:value-type="string">
            <text:p>Leucrotta</text:p>
          </table:table-cell>
          <table:table-cell/>
          <table:table-cell office:value-type="string">
            <text:p>its gaze|monsterConfusionGaze</text:p>
          </table:table-cell>
          <table:table-cell office:value-type="string">
            <text:p>IsShielde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Waterwalker</text:p>
          </table:table-cell>
          <table:table-cell office:value-type="string">
            <text:p>Drow Mace +1</text:p>
          </table:table-cell>
          <table:table-cell office:value-type="string">
            <text:p>Lich</text:p>
          </table:table-cell>
          <table:table-cell/>
          <table:table-cell office:value-type="string">
            <text:p>its gaze|monsterMedusaFleshToStone</text:p>
          </table:table-cell>
          <table:table-cell office:value-type="string">
            <text:p>IsShortSaveBonu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Waveservant</text:p>
          </table:table-cell>
          <table:table-cell office:value-type="string">
            <text:p>Drow Mace +2</text:p>
          </table:table-cell>
          <table:table-cell office:value-type="string">
            <text:p>Light</text:p>
          </table:table-cell>
          <table:table-cell/>
          <table:table-cell office:value-type="string">
            <text:p>its gaze|monsterPetrifyGaze</text:p>
          </table:table-cell>
          <table:table-cell office:value-type="string">
            <text:p>IsSilenced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Wavetamer</text:p>
          </table:table-cell>
          <table:table-cell office:value-type="string">
            <text:p>Drow Mace +3</text:p>
          </table:table-cell>
          <table:table-cell office:value-type="string">
            <text:p>Lion</text:p>
          </table:table-cell>
          <table:table-cell/>
          <table:table-cell office:value-type="string">
            <text:p>Knock</text:p>
          </table:table-cell>
          <table:table-cell office:value-type="string">
            <text:p>IsSleepin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Windwakler</text:p>
          </table:table-cell>
          <table:table-cell office:value-type="string">
            <text:p>Drow Mace +4</text:p>
          </table:table-cell>
          <table:table-cell office:value-type="string">
            <text:p>Lizard Man</text:p>
          </table:table-cell>
          <table:table-cell/>
          <table:table-cell office:value-type="string">
            <text:p>Know Alignment</text:p>
          </table:table-cell>
          <table:table-cell office:value-type="string">
            <text:p>IsSleepResistan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>
            <text:p>Xothar</text:p>
          </table:table-cell>
          <table:table-cell office:value-type="string">
            <text:p>Drow Mace +5</text:p>
          </table:table-cell>
          <table:table-cell office:value-type="string">
            <text:p>Lizard Man King</text:p>
          </table:table-cell>
          <table:table-cell/>
          <table:table-cell office:value-type="string">
            <text:p>Lightning Bolt</text:p>
          </table:table-cell>
          <table:table-cell office:value-type="string">
            <text:p>IsSleepResistantM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row Whip +1</text:p>
          </table:table-cell>
          <table:table-cell office:value-type="string">
            <text:p>Manes</text:p>
          </table:table-cell>
          <table:table-cell/>
          <table:table-cell office:value-type="string">
            <text:p>Lightning Breath Weapon|MonsterDragon</text:p>
          </table:table-cell>
          <table:table-cell office:value-type="string">
            <text:p>IsSlow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row Whip +2</text:p>
          </table:table-cell>
          <table:table-cell office:value-type="string">
            <text:p>Manticore</text:p>
          </table:table-cell>
          <table:table-cell/>
          <table:table-cell office:value-type="string">
            <text:p>Magic Missile</text:p>
          </table:table-cell>
          <table:table-cell office:value-type="string">
            <text:p>IsSlowed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row Whip +3</text:p>
          </table:table-cell>
          <table:table-cell office:value-type="string">
            <text:p>Maralith</text:p>
          </table:table-cell>
          <table:table-cell/>
          <table:table-cell office:value-type="string">
            <text:p>Magic Missile|MonsterMage</text:p>
          </table:table-cell>
          <table:table-cell office:value-type="string">
            <text:p>IsSnak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row Whip +4</text:p>
          </table:table-cell>
          <table:table-cell office:value-type="string">
            <text:p>Margoyle</text:p>
          </table:table-cell>
          <table:table-cell/>
          <table:table-cell office:value-type="string">
            <text:p>Mass Charm</text:p>
          </table:table-cell>
          <table:table-cell office:value-type="string">
            <text:p>IsSnakeCharm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Drow Whip +5</text:p>
          </table:table-cell>
          <table:table-cell office:value-type="string">
            <text:p>Marid</text:p>
          </table:table-cell>
          <table:table-cell/>
          <table:table-cell office:value-type="string">
            <text:p>Mass Invisibility</text:p>
          </table:table-cell>
          <table:table-cell office:value-type="string">
            <text:p>IsStinkingCloud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</text:p>
          </table:table-cell>
          <table:table-cell office:value-type="string">
            <text:p>Medusa</text:p>
          </table:table-cell>
          <table:table-cell/>
          <table:table-cell office:value-type="string">
            <text:p>Massmorph</text:p>
          </table:table-cell>
          <table:table-cell office:value-type="string">
            <text:p>IsStinkingStu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 +1</text:p>
          </table:table-cell>
          <table:table-cell office:value-type="string">
            <text:p>Mimic</text:p>
          </table:table-cell>
          <table:table-cell/>
          <table:table-cell office:value-type="string">
            <text:p>Meteor Swarm</text:p>
          </table:table-cell>
          <table:table-cell office:value-type="string">
            <text:p>IsStunn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 +2</text:p>
          </table:table-cell>
          <table:table-cell office:value-type="string">
            <text:p>Mind Flayer</text:p>
          </table:table-cell>
          <table:table-cell/>
          <table:table-cell office:value-type="string">
            <text:p>Mind Blank</text:p>
          </table:table-cell>
          <table:table-cell office:value-type="string">
            <text:p>IsSweep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 +3</text:p>
          </table:table-cell>
          <table:table-cell office:value-type="string">
            <text:p>Minotaur</text:p>
          </table:table-cell>
          <table:table-cell/>
          <table:table-cell office:value-type="string">
            <text:p>Minor Globe of Invulnerability</text:p>
          </table:table-cell>
          <table:table-cell office:value-type="string">
            <text:p>itemSlot_Finger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 +4</text:p>
          </table:table-cell>
          <table:table-cell office:value-type="string">
            <text:p>Mobat</text:p>
          </table:table-cell>
          <table:table-cell/>
          <table:table-cell office:value-type="string">
            <text:p>Mirror Image</text:p>
          </table:table-cell>
          <table:table-cell office:value-type="string">
            <text:p>itemSlot_P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fin Chain +5</text:p>
          </table:table-cell>
          <table:table-cell office:value-type="string">
            <text:p>Molydeus</text:p>
          </table:table-cell>
          <table:table-cell/>
          <table:table-cell office:value-type="string">
            <text:p>Mirror Image|MonsterMage</text:p>
          </table:table-cell>
          <table:table-cell office:value-type="string">
            <text:p>item_Antidot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lixir of Youth</text:p>
          </table:table-cell>
          <table:table-cell office:value-type="string">
            <text:p>Monadic Deva</text:p>
          </table:table-cell>
          <table:table-cell/>
          <table:table-cell office:value-type="string">
            <text:p>Monster Summoning I</text:p>
          </table:table-cell>
          <table:table-cell office:value-type="string">
            <text:p>item_BootsOfSpe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mpty Bottle</text:p>
          </table:table-cell>
          <table:table-cell office:value-type="string">
            <text:p>Mountain Giant</text:p>
          </table:table-cell>
          <table:table-cell/>
          <table:table-cell office:value-type="string">
            <text:p>Monster Summoning II</text:p>
          </table:table-cell>
          <table:table-cell office:value-type="string">
            <text:p>item_CloakOfDisplaceme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Eyes of Charming</text:p>
          </table:table-cell>
          <table:table-cell office:value-type="string">
            <text:p>Movanic Deva</text:p>
          </table:table-cell>
          <table:table-cell/>
          <table:table-cell office:value-type="string">
            <text:p>Monster Summoning III</text:p>
          </table:table-cell>
          <table:table-cell office:value-type="string">
            <text:p>item_CombatAi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</text:p>
          </table:table-cell>
          <table:table-cell office:value-type="string">
            <text:p>Mummy</text:p>
          </table:table-cell>
          <table:table-cell/>
          <table:table-cell office:value-type="string">
            <text:p>Monster Summoning IV</text:p>
          </table:table-cell>
          <table:table-cell office:value-type="string">
            <text:p>item_DrowEquipme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 +1</text:p>
          </table:table-cell>
          <table:table-cell office:value-type="string">
            <text:p>Myconid</text:p>
          </table:table-cell>
          <table:table-cell/>
          <table:table-cell office:value-type="string">
            <text:p>Monster Summoning V</text:p>
          </table:table-cell>
          <table:table-cell office:value-type="string">
            <text:p>item_FineLongBow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 +2</text:p>
          </table:table-cell>
          <table:table-cell office:value-type="string">
            <text:p>Nabassu</text:p>
          </table:table-cell>
          <table:table-cell/>
          <table:table-cell office:value-type="string">
            <text:p>Monster Summoning VI</text:p>
          </table:table-cell>
          <table:table-cell office:value-type="string">
            <text:p>item_GauntletsOgrePow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 +3</text:p>
          </table:table-cell>
          <table:table-cell office:value-type="string">
            <text:p>Nalfeshnee</text:p>
          </table:table-cell>
          <table:table-cell/>
          <table:table-cell office:value-type="string">
            <text:p>Monster Summoning VII</text:p>
          </table:table-cell>
          <table:table-cell office:value-type="string">
            <text:p>item_GirdleGiantStrength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 +4</text:p>
          </table:table-cell>
          <table:table-cell office:value-type="string">
            <text:p>Neo-Otyugh</text:p>
          </table:table-cell>
          <table:table-cell/>
          <table:table-cell office:value-type="string">
            <text:p>monsterBearHug1</text:p>
          </table:table-cell>
          <table:table-cell office:value-type="string">
            <text:p>item_HolyWat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 +5</text:p>
          </table:table-cell>
          <table:table-cell office:value-type="string">
            <text:p>Nereid</text:p>
          </table:table-cell>
          <table:table-cell/>
          <table:table-cell office:value-type="string">
            <text:p>monsterBearHug2</text:p>
          </table:table-cell>
          <table:table-cell office:value-type="string">
            <text:p>item_HurledWeap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</text:p>
          </table:table-cell>
          <table:table-cell office:value-type="string">
            <text:p>Nupperibo</text:p>
          </table:table-cell>
          <table:table-cell/>
          <table:table-cell office:value-type="string">
            <text:p>monsterCarrionStench</text:p>
          </table:table-cell>
          <table:table-cell office:value-type="string">
            <text:p>item_LongSwordVsGiant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 +1</text:p>
          </table:table-cell>
          <table:table-cell office:value-type="string">
            <text:p>Ochre Jelly</text:p>
          </table:table-cell>
          <table:table-cell/>
          <table:table-cell office:value-type="string">
            <text:p>monsterDragonAdj</text:p>
          </table:table-cell>
          <table:table-cell office:value-type="string">
            <text:p>item_MagicalWeap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 +2</text:p>
          </table:table-cell>
          <table:table-cell office:value-type="string">
            <text:p>Ogre</text:p>
          </table:table-cell>
          <table:table-cell/>
          <table:table-cell office:value-type="string">
            <text:p>monsterDragonFear</text:p>
          </table:table-cell>
          <table:table-cell office:value-type="string">
            <text:p>item_MissileWeap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 +3</text:p>
          </table:table-cell>
          <table:table-cell office:value-type="string">
            <text:p>Ogre Mage</text:p>
          </table:table-cell>
          <table:table-cell/>
          <table:table-cell office:value-type="string">
            <text:p>monsterDrainLevel</text:p>
          </table:table-cell>
          <table:table-cell office:value-type="string">
            <text:p>item_Nois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 +4</text:p>
          </table:table-cell>
          <table:table-cell office:value-type="string">
            <text:p>Ogre Mage|2</text:p>
          </table:table-cell>
          <table:table-cell/>
          <table:table-cell office:value-type="string">
            <text:p>monsterDrainLevelVamp</text:p>
          </table:table-cell>
          <table:table-cell office:value-type="string">
            <text:p>item_Periap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auchard-fork +5</text:p>
          </table:table-cell>
          <table:table-cell office:value-type="string">
            <text:p>Ogre|2</text:p>
          </table:table-cell>
          <table:table-cell/>
          <table:table-cell office:value-type="string">
            <text:p>monsterDrainStrength</text:p>
          </table:table-cell>
          <table:table-cell office:value-type="string">
            <text:p>item_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ine Long Bow</text:p>
          </table:table-cell>
          <table:table-cell office:value-type="string">
            <text:p>Orc</text:p>
          </table:table-cell>
          <table:table-cell/>
          <table:table-cell office:value-type="string">
            <text:p>monsterEngulf1</text:p>
          </table:table-cell>
          <table:table-cell office:value-type="string">
            <text:p>item_Pot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ine Long Bow +2</text:p>
          </table:table-cell>
          <table:table-cell office:value-type="string">
            <text:p>Orc Chieftain</text:p>
          </table:table-cell>
          <table:table-cell/>
          <table:table-cell office:value-type="string">
            <text:p>monsterEngulf2</text:p>
          </table:table-cell>
          <table:table-cell office:value-type="string">
            <text:p>item_Potion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</text:p>
          </table:table-cell>
          <table:table-cell office:value-type="string">
            <text:p>Orc|2</text:p>
          </table:table-cell>
          <table:table-cell/>
          <table:table-cell office:value-type="string">
            <text:p>monsterFireBatAttack</text:p>
          </table:table-cell>
          <table:table-cell office:value-type="string">
            <text:p>item_Potion1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 +1</text:p>
          </table:table-cell>
          <table:table-cell office:value-type="string">
            <text:p>Orc|3</text:p>
          </table:table-cell>
          <table:table-cell/>
          <table:table-cell office:value-type="string">
            <text:p>monsterGiantSlugSpit</text:p>
          </table:table-cell>
          <table:table-cell office:value-type="string">
            <text:p>item_Potion1b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 +2</text:p>
          </table:table-cell>
          <table:table-cell office:value-type="string">
            <text:p>Osyluth</text:p>
          </table:table-cell>
          <table:table-cell/>
          <table:table-cell office:value-type="string">
            <text:p>monsterGiantWeaselAttack</text:p>
          </table:table-cell>
          <table:table-cell office:value-type="string">
            <text:p>item_Potion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 +3</text:p>
          </table:table-cell>
          <table:table-cell office:value-type="string">
            <text:p>Otyugh</text:p>
          </table:table-cell>
          <table:table-cell/>
          <table:table-cell office:value-type="string">
            <text:p>monsterLichFear</text:p>
          </table:table-cell>
          <table:table-cell office:value-type="string">
            <text:p>item_Potion3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 +4</text:p>
          </table:table-cell>
          <table:table-cell office:value-type="string">
            <text:p>Owl</text:p>
          </table:table-cell>
          <table:table-cell/>
          <table:table-cell office:value-type="string">
            <text:p>monsterMindFlayerMindBlast</text:p>
          </table:table-cell>
          <table:table-cell office:value-type="string">
            <text:p>item_Potion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Flail +5</text:p>
          </table:table-cell>
          <table:table-cell office:value-type="string">
            <text:p>Owlbear</text:p>
          </table:table-cell>
          <table:table-cell/>
          <table:table-cell office:value-type="string">
            <text:p>monsterMummyFear</text:p>
          </table:table-cell>
          <table:table-cell office:value-type="string">
            <text:p>item_Potion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</text:p>
          </table:table-cell>
          <table:table-cell office:value-type="string">
            <text:p>Pech</text:p>
          </table:table-cell>
          <table:table-cell/>
          <table:table-cell office:value-type="string">
            <text:p>monsterMummyRot</text:p>
          </table:table-cell>
          <table:table-cell office:value-type="string">
            <text:p>item_Potion6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 +1</text:p>
          </table:table-cell>
          <table:table-cell office:value-type="string">
            <text:p>Phase Spider</text:p>
          </table:table-cell>
          <table:table-cell/>
          <table:table-cell office:value-type="string">
            <text:p>monsterParalysis</text:p>
          </table:table-cell>
          <table:table-cell office:value-type="string">
            <text:p>item_PotionInvisibil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 +2</text:p>
          </table:table-cell>
          <table:table-cell office:value-type="string">
            <text:p>Pit Fiend</text:p>
          </table:table-cell>
          <table:table-cell/>
          <table:table-cell office:value-type="string">
            <text:p>monsterPetrify</text:p>
          </table:table-cell>
          <table:table-cell office:value-type="string">
            <text:p>item_RangedWeap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 +3</text:p>
          </table:table-cell>
          <table:table-cell office:value-type="string">
            <text:p>Planetar</text:p>
          </table:table-cell>
          <table:table-cell/>
          <table:table-cell office:value-type="string">
            <text:p>monsterPoison</text:p>
          </table:table-cell>
          <table:table-cell office:value-type="string">
            <text:p>item_Reflec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 +4</text:p>
          </table:table-cell>
          <table:table-cell office:value-type="string">
            <text:p>Poisonous Snake</text:p>
          </table:table-cell>
          <table:table-cell/>
          <table:table-cell office:value-type="string">
            <text:p>monsterPoisonCentipede</text:p>
          </table:table-cell>
          <table:table-cell office:value-type="string">
            <text:p>item_RingOfBlink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Footman's Mace +5</text:p>
          </table:table-cell>
          <table:table-cell office:value-type="string">
            <text:p>Polar Bear</text:p>
          </table:table-cell>
          <table:table-cell/>
          <table:table-cell office:value-type="string">
            <text:p>monsterPoisonCloud</text:p>
          </table:table-cell>
          <table:table-cell office:value-type="string">
            <text:p>item_RingOfColdResistan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auntlets of Ogre Power</text:p>
          </table:table-cell>
          <table:table-cell office:value-type="string">
            <text:p>Purple Worm</text:p>
          </table:table-cell>
          <table:table-cell/>
          <table:table-cell office:value-type="string">
            <text:p>monsterPoisonFrog</text:p>
          </table:table-cell>
          <table:table-cell office:value-type="string">
            <text:p>item_RingOfElectricalImmun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</text:p>
          </table:table-cell>
          <table:table-cell office:value-type="string">
            <text:p>Pyrolisk</text:p>
          </table:table-cell>
          <table:table-cell/>
          <table:table-cell office:value-type="string">
            <text:p>monsterPoisonSnake</text:p>
          </table:table-cell>
          <table:table-cell office:value-type="string">
            <text:p>item_RingOfFireResistan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Cloud Giant Strength</text:p>
          </table:table-cell>
          <table:table-cell office:value-type="string">
            <text:p>Raven</text:p>
          </table:table-cell>
          <table:table-cell/>
          <table:table-cell office:value-type="string">
            <text:p>monsterPoisonWyvern</text:p>
          </table:table-cell>
          <table:table-cell office:value-type="string">
            <text:p>item_RingOfInvisibil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Fire Giant Strength</text:p>
          </table:table-cell>
          <table:table-cell office:value-type="string">
            <text:p>Red Abishai</text:p>
          </table:table-cell>
          <table:table-cell/>
          <table:table-cell office:value-type="string">
            <text:p>monsterPurpleWormBite</text:p>
          </table:table-cell>
          <table:table-cell office:value-type="string">
            <text:p>item_RingOfProtectionFromEvi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Frost Giant Strength</text:p>
          </table:table-cell>
          <table:table-cell office:value-type="string">
            <text:p>Red Dragon</text:p>
          </table:table-cell>
          <table:table-cell/>
          <table:table-cell office:value-type="string">
            <text:p>monsterRearClawRake1</text:p>
          </table:table-cell>
          <table:table-cell office:value-type="string">
            <text:p>item_RingOfWizardr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Hill Giant Strength</text:p>
          </table:table-cell>
          <table:table-cell office:value-type="string">
            <text:p>Red Slaad</text:p>
          </table:table-cell>
          <table:table-cell/>
          <table:table-cell office:value-type="string">
            <text:p>monsterRearClawRake2</text:p>
          </table:table-cell>
          <table:table-cell office:value-type="string">
            <text:p>item_Scrol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Stone Giant Strength</text:p>
          </table:table-cell>
          <table:table-cell office:value-type="string">
            <text:p>Remorhaz</text:p>
          </table:table-cell>
          <table:table-cell/>
          <table:table-cell office:value-type="string">
            <text:p>monsterStirgeAttack</text:p>
          </table:table-cell>
          <table:table-cell office:value-type="string">
            <text:p>item_SpiritualHamm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Storm Giant Strength</text:p>
          </table:table-cell>
          <table:table-cell office:value-type="string">
            <text:p>Rhinoceros</text:p>
          </table:table-cell>
          <table:table-cell/>
          <table:table-cell office:value-type="string">
            <text:p>Mordenkainen's Sword</text:p>
          </table:table-cell>
          <table:table-cell office:value-type="string">
            <text:p>item_SpiritualHammerPalad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irdle of Titan Strength</text:p>
          </table:table-cell>
          <table:table-cell office:value-type="string">
            <text:p>Rutterkin</text:p>
          </table:table-cell>
          <table:table-cell/>
          <table:table-cell office:value-type="string">
            <text:p>Neutralize Poison</text:p>
          </table:table-cell>
          <table:table-cell office:value-type="string">
            <text:p>item_VorpalLongSwor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</text:p>
          </table:table-cell>
          <table:table-cell office:value-type="string">
            <text:p>Salamandar</text:p>
          </table:table-cell>
          <table:table-cell/>
          <table:table-cell office:value-type="string">
            <text:p>Otto's Irresistible Dance</text:p>
          </table:table-cell>
          <table:table-cell office:value-type="string">
            <text:p>item_WeaponTyp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 +1</text:p>
          </table:table-cell>
          <table:table-cell office:value-type="string">
            <text:p>Sandling</text:p>
          </table:table-cell>
          <table:table-cell/>
          <table:table-cell office:value-type="string">
            <text:p>paladinCureDisease</text:p>
          </table:table-cell>
          <table:table-cell office:value-type="string">
            <text:p>item_Whi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 +2</text:p>
          </table:table-cell>
          <table:table-cell office:value-type="string">
            <text:p>Satyr</text:p>
          </table:table-cell>
          <table:table-cell/>
          <table:table-cell office:value-type="string">
            <text:p>paladinLayOnHands</text:p>
          </table:table-cell>
          <table:table-cell office:value-type="string">
            <text:p>monster_AuraDrag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 +3</text:p>
          </table:table-cell>
          <table:table-cell office:value-type="string">
            <text:p>Sea Hag</text:p>
          </table:table-cell>
          <table:table-cell/>
          <table:table-cell office:value-type="string">
            <text:p>Paralysis Gas Breath Weapon|MonsterDragon</text:p>
          </table:table-cell>
          <table:table-cell office:value-type="string">
            <text:p>monster_AuraGhas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 +4</text:p>
          </table:table-cell>
          <table:table-cell office:value-type="string">
            <text:p>Shadow</text:p>
          </table:table-cell>
          <table:table-cell/>
          <table:table-cell office:value-type="string">
            <text:p>Petrifying Breath Weapon|MonsterGorgon</text:p>
          </table:table-cell>
          <table:table-cell office:value-type="string">
            <text:p>monster_AuraMumm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 +5</text:p>
          </table:table-cell>
          <table:table-cell office:value-type="string">
            <text:p>Shambling Mound</text:p>
          </table:table-cell>
          <table:table-cell/>
          <table:table-cell office:value-type="string">
            <text:p>Poison</text:p>
          </table:table-cell>
          <table:table-cell office:value-type="string">
            <text:p>monster_BearHug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</text:p>
          </table:table-cell>
          <table:table-cell office:value-type="string">
            <text:p>Silver Dragon</text:p>
          </table:table-cell>
          <table:table-cell/>
          <table:table-cell office:value-type="string">
            <text:p>Poison Gas Breath Weapon|MonsterDragon</text:p>
          </table:table-cell>
          <table:table-cell office:value-type="string">
            <text:p>monster_BearHug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 +1</text:p>
          </table:table-cell>
          <table:table-cell office:value-type="string">
            <text:p>Skeletal Dog</text:p>
          </table:table-cell>
          <table:table-cell/>
          <table:table-cell office:value-type="string">
            <text:p>Power Word, Blind</text:p>
          </table:table-cell>
          <table:table-cell office:value-type="string">
            <text:p>monster_BearHugg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 +2</text:p>
          </table:table-cell>
          <table:table-cell office:value-type="string">
            <text:p>Skeleton</text:p>
          </table:table-cell>
          <table:table-cell/>
          <table:table-cell office:value-type="string">
            <text:p>Power Word, Kill</text:p>
          </table:table-cell>
          <table:table-cell office:value-type="string">
            <text:p>monster_BearHugg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 +3</text:p>
          </table:table-cell>
          <table:table-cell office:value-type="string">
            <text:p>Skeleton|2</text:p>
          </table:table-cell>
          <table:table-cell/>
          <table:table-cell office:value-type="string">
            <text:p>Power Word, Stun</text:p>
          </table:table-cell>
          <table:table-cell office:value-type="string">
            <text:p>monster_BeholderAttack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 +4</text:p>
          </table:table-cell>
          <table:table-cell office:value-type="string">
            <text:p>Skeleton|3</text:p>
          </table:table-cell>
          <table:table-cell/>
          <table:table-cell office:value-type="string">
            <text:p>Prayer</text:p>
          </table:table-cell>
          <table:table-cell office:value-type="string">
            <text:p>monster_CombatantAlignme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laive-guisarme +5</text:p>
          </table:table-cell>
          <table:table-cell office:value-type="string">
            <text:p>Smilodon</text:p>
          </table:table-cell>
          <table:table-cell/>
          <table:table-cell office:value-type="string">
            <text:p>Protection From Evil 10' Radius| Magic User</text:p>
          </table:table-cell>
          <table:table-cell office:value-type="string">
            <text:p>monster_Displaceme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</text:p>
          </table:table-cell>
          <table:table-cell office:value-type="string">
            <text:p>Solar</text:p>
          </table:table-cell>
          <table:table-cell/>
          <table:table-cell office:value-type="string">
            <text:p>Protection From Evil 10' Radius|Cleric</text:p>
          </table:table-cell>
          <table:table-cell office:value-type="string">
            <text:p>monster_DrainStrength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 +1</text:p>
          </table:table-cell>
          <table:table-cell office:value-type="string">
            <text:p>Spectre</text:p>
          </table:table-cell>
          <table:table-cell/>
          <table:table-cell office:value-type="string">
            <text:p>Protection From Evil|Priest</text:p>
          </table:table-cell>
          <table:table-cell office:value-type="string">
            <text:p>monster_Engulf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 +2</text:p>
          </table:table-cell>
          <table:table-cell office:value-type="string">
            <text:p>Spinagon</text:p>
          </table:table-cell>
          <table:table-cell/>
          <table:table-cell office:value-type="string">
            <text:p>Protection From Evil|Wizard</text:p>
          </table:table-cell>
          <table:table-cell office:value-type="string">
            <text:p>monster_Engulf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 +3</text:p>
          </table:table-cell>
          <table:table-cell office:value-type="string">
            <text:p>Spirit Naga</text:p>
          </table:table-cell>
          <table:table-cell/>
          <table:table-cell office:value-type="string">
            <text:p>Protection from Fire</text:p>
          </table:table-cell>
          <table:table-cell office:value-type="string">
            <text:p>monster_Engulf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 +4</text:p>
          </table:table-cell>
          <table:table-cell office:value-type="string">
            <text:p>Stag Beetle</text:p>
          </table:table-cell>
          <table:table-cell/>
          <table:table-cell office:value-type="string">
            <text:p>Protection From Good 10' Radius| Magic User</text:p>
          </table:table-cell>
          <table:table-cell office:value-type="string">
            <text:p>monster_Engulf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reat Helm +5</text:p>
          </table:table-cell>
          <table:table-cell office:value-type="string">
            <text:p>Stirge</text:p>
          </table:table-cell>
          <table:table-cell/>
          <table:table-cell office:value-type="string">
            <text:p>Protection From Good 10' Radius|Cleric</text:p>
          </table:table-cell>
          <table:table-cell office:value-type="string">
            <text:p>monster_FireBatAtt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</text:p>
          </table:table-cell>
          <table:table-cell office:value-type="string">
            <text:p>Stone Giant</text:p>
          </table:table-cell>
          <table:table-cell/>
          <table:table-cell office:value-type="string">
            <text:p>Protection from Good|MonsterCleric</text:p>
          </table:table-cell>
          <table:table-cell office:value-type="string">
            <text:p>monster_FireBatDra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 +1</text:p>
          </table:table-cell>
          <table:table-cell office:value-type="string">
            <text:p>Stone Golem</text:p>
          </table:table-cell>
          <table:table-cell/>
          <table:table-cell office:value-type="string">
            <text:p>Protection From Good|Priest</text:p>
          </table:table-cell>
          <table:table-cell office:value-type="string">
            <text:p>monster_FireBatDraine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 +2</text:p>
          </table:table-cell>
          <table:table-cell office:value-type="string">
            <text:p>Storm Giant</text:p>
          </table:table-cell>
          <table:table-cell/>
          <table:table-cell office:value-type="string">
            <text:p>Protection From Good|Wizard</text:p>
          </table:table-cell>
          <table:table-cell office:value-type="string">
            <text:p>monster_GiantSlugSpi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 +3</text:p>
          </table:table-cell>
          <table:table-cell office:value-type="string">
            <text:p>Succubus</text:p>
          </table:table-cell>
          <table:table-cell/>
          <table:table-cell office:value-type="string">
            <text:p>Protection from Lightning</text:p>
          </table:table-cell>
          <table:table-cell office:value-type="string">
            <text:p>monster_GiantWeaselAtt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 +4</text:p>
          </table:table-cell>
          <table:table-cell office:value-type="string">
            <text:p>Sylph</text:p>
          </table:table-cell>
          <table:table-cell/>
          <table:table-cell office:value-type="string">
            <text:p>Protection from Normal Missiles</text:p>
          </table:table-cell>
          <table:table-cell office:value-type="string">
            <text:p>monster_GiantWeaselDra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 +5</text:p>
          </table:table-cell>
          <table:table-cell office:value-type="string">
            <text:p>Tiger</text:p>
          </table:table-cell>
          <table:table-cell/>
          <table:table-cell office:value-type="string">
            <text:p>Raise Dead</text:p>
          </table:table-cell>
          <table:table-cell office:value-type="string">
            <text:p>monster_GiantWeaselDraine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</text:p>
          </table:table-cell>
          <table:table-cell office:value-type="string">
            <text:p>Titan</text:p>
          </table:table-cell>
          <table:table-cell/>
          <table:table-cell office:value-type="string">
            <text:p>Ray of Enfeeblement</text:p>
          </table:table-cell>
          <table:table-cell office:value-type="string">
            <text:p>monster_GorgonBreath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 +1</text:p>
          </table:table-cell>
          <table:table-cell office:value-type="string">
            <text:p>Treant</text:p>
          </table:table-cell>
          <table:table-cell/>
          <table:table-cell office:value-type="string">
            <text:p>Read Magic</text:p>
          </table:table-cell>
          <table:table-cell office:value-type="string">
            <text:p>monster_HellHoundAtt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 +2</text:p>
          </table:table-cell>
          <table:table-cell office:value-type="string">
            <text:p>Troglodyte</text:p>
          </table:table-cell>
          <table:table-cell/>
          <table:table-cell office:value-type="string">
            <text:p>Reduce</text:p>
          </table:table-cell>
          <table:table-cell office:value-type="string">
            <text:p>monster_ImmuneChar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 +3</text:p>
          </table:table-cell>
          <table:table-cell office:value-type="string">
            <text:p>Troll</text:p>
          </table:table-cell>
          <table:table-cell/>
          <table:table-cell office:value-type="string">
            <text:p>Reduce|MonsterMage</text:p>
          </table:table-cell>
          <table:table-cell office:value-type="string">
            <text:p>monster_ImmuneCol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 +4</text:p>
          </table:table-cell>
          <table:table-cell office:value-type="string">
            <text:p>Umber Hulk</text:p>
          </table:table-cell>
          <table:table-cell/>
          <table:table-cell office:value-type="string">
            <text:p>Remove Curse</text:p>
          </table:table-cell>
          <table:table-cell office:value-type="string">
            <text:p>monster_ImmuneElectric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Guisarme-voulge +5</text:p>
          </table:table-cell>
          <table:table-cell office:value-type="string">
            <text:p>Unicorn</text:p>
          </table:table-cell>
          <table:table-cell/>
          <table:table-cell office:value-type="string">
            <text:p>Remove Curse|Wizard</text:p>
          </table:table-cell>
          <table:table-cell office:value-type="string">
            <text:p>monster_ImmuneFea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</text:p>
          </table:table-cell>
          <table:table-cell office:value-type="string">
            <text:p>Vampire</text:p>
          </table:table-cell>
          <table:table-cell/>
          <table:table-cell office:value-type="string">
            <text:p>Resist Cold</text:p>
          </table:table-cell>
          <table:table-cell office:value-type="string">
            <text:p>monster_ImmuneFi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 +1</text:p>
          </table:table-cell>
          <table:table-cell office:value-type="string">
            <text:p>Vrock</text:p>
          </table:table-cell>
          <table:table-cell/>
          <table:table-cell office:value-type="string">
            <text:p>Resist Fire</text:p>
          </table:table-cell>
          <table:table-cell office:value-type="string">
            <text:p>monster_ImmuneHol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 +2</text:p>
          </table:table-cell>
          <table:table-cell office:value-type="string">
            <text:p>Water Elemental</text:p>
          </table:table-cell>
          <table:table-cell/>
          <table:table-cell office:value-type="string">
            <text:p>Restoration</text:p>
          </table:table-cell>
          <table:table-cell office:value-type="string">
            <text:p>monster_Immune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 +3</text:p>
          </table:table-cell>
          <table:table-cell office:value-type="string">
            <text:p>Water Weird</text:p>
          </table:table-cell>
          <table:table-cell/>
          <table:table-cell office:value-type="string">
            <text:p>Resurrection</text:p>
          </table:table-cell>
          <table:table-cell office:value-type="string">
            <text:p>monster_ImmuneSlee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 +4</text:p>
          </table:table-cell>
          <table:table-cell office:value-type="string">
            <text:p>Wererat</text:p>
          </table:table-cell>
          <table:table-cell/>
          <table:table-cell office:value-type="string">
            <text:p>Serten's Spell Immunity</text:p>
          </table:table-cell>
          <table:table-cell office:value-type="string">
            <text:p>monster_ImmuneSpellsGreenSlim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lberd +5</text:p>
          </table:table-cell>
          <table:table-cell office:value-type="string">
            <text:p>Werewolf</text:p>
          </table:table-cell>
          <table:table-cell/>
          <table:table-cell office:value-type="string">
            <text:p>Shades</text:p>
          </table:table-cell>
          <table:table-cell office:value-type="string">
            <text:p>monster_ImmuneSpellsIronGole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and Axe</text:p>
          </table:table-cell>
          <table:table-cell office:value-type="string">
            <text:p>White Dragon</text:p>
          </table:table-cell>
          <table:table-cell/>
          <table:table-cell office:value-type="string">
            <text:p>Shadow Door</text:p>
          </table:table-cell>
          <table:table-cell office:value-type="string">
            <text:p>monster_LichFea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</text:p>
          </table:table-cell>
          <table:table-cell office:value-type="string">
            <text:p>Wight</text:p>
          </table:table-cell>
          <table:table-cell/>
          <table:table-cell office:value-type="string">
            <text:p>Shadow Magic</text:p>
          </table:table-cell>
          <table:table-cell office:value-type="string">
            <text:p>monster_ModronElementalResistan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 +1</text:p>
          </table:table-cell>
          <table:table-cell office:value-type="string">
            <text:p>Wild Boar</text:p>
          </table:table-cell>
          <table:table-cell/>
          <table:table-cell office:value-type="string">
            <text:p>Shadow Monsters</text:p>
          </table:table-cell>
          <table:table-cell office:value-type="string">
            <text:p>monster_MummyFea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 +2</text:p>
          </table:table-cell>
          <table:table-cell office:value-type="string">
            <text:p>Wild Dog</text:p>
          </table:table-cell>
          <table:table-cell/>
          <table:table-cell office:value-type="string">
            <text:p>Shield</text:p>
          </table:table-cell>
          <table:table-cell office:value-type="string">
            <text:p>monster_PlayerContro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 +3</text:p>
          </table:table-cell>
          <table:table-cell office:value-type="string">
            <text:p>Will o'Wisp</text:p>
          </table:table-cell>
          <table:table-cell/>
          <table:table-cell office:value-type="string">
            <text:p>Shillelagh</text:p>
          </table:table-cell>
          <table:table-cell office:value-type="string">
            <text:p>monster_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 +4</text:p>
          </table:table-cell>
          <table:table-cell office:value-type="string">
            <text:p>Winter Wolf</text:p>
          </table:table-cell>
          <table:table-cell/>
          <table:table-cell office:value-type="string">
            <text:p>Shocking Grasp</text:p>
          </table:table-cell>
          <table:table-cell office:value-type="string">
            <text:p>monster_RearClawRake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elm +5</text:p>
          </table:table-cell>
          <table:table-cell office:value-type="string">
            <text:p>Wolf</text:p>
          </table:table-cell>
          <table:table-cell/>
          <table:table-cell office:value-type="string">
            <text:p>Silence 15' Radius</text:p>
          </table:table-cell>
          <table:table-cell office:value-type="string">
            <text:p>monster_RearClawRake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</text:p>
          </table:table-cell>
          <table:table-cell office:value-type="string">
            <text:p>Woolly Mammoth</text:p>
          </table:table-cell>
          <table:table-cell/>
          <table:table-cell office:value-type="string">
            <text:p>Silence|MonsterCleric</text:p>
          </table:table-cell>
          <table:table-cell office:value-type="string">
            <text:p>monster_Regenerat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 + 1</text:p>
          </table:table-cell>
          <table:table-cell office:value-type="string">
            <text:p>Worg</text:p>
          </table:table-cell>
          <table:table-cell/>
          <table:table-cell office:value-type="string">
            <text:p>Slay Living</text:p>
          </table:table-cell>
          <table:table-cell office:value-type="string">
            <text:p>monster_Revuls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 + 2</text:p>
          </table:table-cell>
          <table:table-cell office:value-type="string">
            <text:p>Wraith</text:p>
          </table:table-cell>
          <table:table-cell/>
          <table:table-cell office:value-type="string">
            <text:p>Slay Living|MonsterCleric</text:p>
          </table:table-cell>
          <table:table-cell office:value-type="string">
            <text:p>monster_SlimeWeaknes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 + 3</text:p>
          </table:table-cell>
          <table:table-cell office:value-type="string">
            <text:p>Wyvern</text:p>
          </table:table-cell>
          <table:table-cell/>
          <table:table-cell office:value-type="string">
            <text:p>Sleep</text:p>
          </table:table-cell>
          <table:table-cell office:value-type="string">
            <text:p>monster_SpellImmun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 + 4</text:p>
          </table:table-cell>
          <table:table-cell office:value-type="string">
            <text:p>Xorn</text:p>
          </table:table-cell>
          <table:table-cell/>
          <table:table-cell office:value-type="string">
            <text:p>Sleep Gas Breath Weapon|MonsterDragon</text:p>
          </table:table-cell>
          <table:table-cell office:value-type="string">
            <text:p>monster_StirgeAtt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ide Armor + 5</text:p>
          </table:table-cell>
          <table:table-cell office:value-type="string">
            <text:p>Yeti</text:p>
          </table:table-cell>
          <table:table-cell/>
          <table:table-cell office:value-type="string">
            <text:p>Sleep|MonsterBeholder</text:p>
          </table:table-cell>
          <table:table-cell office:value-type="string">
            <text:p>monster_StirgeDra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</text:p>
          </table:table-cell>
          <table:table-cell office:value-type="string">
            <text:p>Yuan Ti</text:p>
          </table:table-cell>
          <table:table-cell/>
          <table:table-cell office:value-type="string">
            <text:p>Sleep|MonsterMage</text:p>
          </table:table-cell>
          <table:table-cell office:value-type="string">
            <text:p>monster_StirgeDraine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 +1</text:p>
          </table:table-cell>
          <table:table-cell office:value-type="string">
            <text:p>Yuan-Ti|2</text:p>
          </table:table-cell>
          <table:table-cell/>
          <table:table-cell office:value-type="string">
            <text:p>Slow</text:p>
          </table:table-cell>
          <table:table-cell office:value-type="string">
            <text:p>monster_SummonSlaa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 +2</text:p>
          </table:table-cell>
          <table:table-cell office:value-type="string">
            <text:p>Yuan-Ti|3</text:p>
          </table:table-cell>
          <table:table-cell/>
          <table:table-cell office:value-type="string">
            <text:p>Slow Gas Breath Weapon|MonsterDragon</text:p>
          </table:table-cell>
          <table:table-cell office:value-type="string">
            <text:p>monster_TrollGetU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 +3</text:p>
          </table:table-cell>
          <table:table-cell office:value-type="string">
            <text:p>Zombie</text:p>
          </table:table-cell>
          <table:table-cell/>
          <table:table-cell office:value-type="string">
            <text:p>Slow Poison</text:p>
          </table:table-cell>
          <table:table-cell office:value-type="string">
            <text:p>monster_TrollRegenerat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 +4</text:p>
          </table:table-cell>
          <table:table-cell office:value-type="string">
            <text:p>Zombie|2</text:p>
          </table:table-cell>
          <table:table-cell/>
          <table:table-cell office:value-type="string">
            <text:p>Slow|MonsterBeholder</text:p>
          </table:table-cell>
          <table:table-cell office:value-type="string">
            <text:p>monster_VulnerableToHolyWat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Hook Fauchard +5</text:p>
          </table:table-cell>
          <table:table-cell office:value-type="string">
            <text:p>Zombie|3</text:p>
          </table:table-cell>
          <table:table-cell/>
          <table:table-cell office:value-type="string">
            <text:p>Slow|MonsterMage</text:p>
          </table:table-cell>
          <table:table-cell office:value-type="string">
            <text:p>monster_WeaponDamageOnlyOn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</text:p>
          </table:table-cell>
          <table:table-cell table:number-columns-repeated="2"/>
          <table:table-cell office:value-type="string">
            <text:p>Snake Charm</text:p>
          </table:table-cell>
          <table:table-cell office:value-type="string">
            <text:p>monster_WeaponImmunit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+1</text:p>
          </table:table-cell>
          <table:table-cell table:number-columns-repeated="2"/>
          <table:table-cell office:value-type="string">
            <text:p>Speak with Animals</text:p>
          </table:table-cell>
          <table:table-cell office:value-type="string">
            <text:p>monster_WeaponImmunityTyp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+2</text:p>
          </table:table-cell>
          <table:table-cell table:number-columns-repeated="2"/>
          <table:table-cell office:value-type="string">
            <text:p>Spell Immunity 1 Target</text:p>
          </table:table-cell>
          <table:table-cell office:value-type="string">
            <text:p>monster_WeaponResistan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+3</text:p>
          </table:table-cell>
          <table:table-cell table:number-columns-repeated="2"/>
          <table:table-cell office:value-type="string">
            <text:p>Spell Immunity 2 Targets</text:p>
          </table:table-cell>
          <table:table-cell office:value-type="string">
            <text:p>monster_WeaponResistanceTyp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+4</text:p>
          </table:table-cell>
          <table:table-cell table:number-columns-repeated="2"/>
          <table:table-cell office:value-type="string">
            <text:p>Spell Immunity 3 Targets</text:p>
          </table:table-cell>
          <table:table-cell office:value-type="string">
            <text:p>race_Elf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+5</text:p>
          </table:table-cell>
          <table:table-cell table:number-columns-repeated="2"/>
          <table:table-cell office:value-type="string">
            <text:p>Spell Immunity 4 Targets</text:p>
          </table:table-cell>
          <table:table-cell office:value-type="string">
            <text:p>race_HalfElf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Javelin of Lightning</text:p>
          </table:table-cell>
          <table:table-cell table:number-columns-repeated="2"/>
          <table:table-cell office:value-type="string">
            <text:p>Spell Immunity 5 Targets</text:p>
          </table:table-cell>
          <table:table-cell office:value-type="string">
            <text:p>race_RaceSuppres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</text:p>
          </table:table-cell>
          <table:table-cell table:number-columns-repeated="2"/>
          <table:table-cell office:value-type="string">
            <text:p>Spell Turnnig</text:p>
          </table:table-cell>
          <table:table-cell office:value-type="string">
            <text:p>race_ShortSaveBonu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 +1</text:p>
          </table:table-cell>
          <table:table-cell table:number-columns-repeated="2"/>
          <table:table-cell office:value-type="string">
            <text:p>Spiritual Hammer</text:p>
          </table:table-cell>
          <table:table-cell office:value-type="string">
            <text:p>SaveAdjPPD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 +2</text:p>
          </table:table-cell>
          <table:table-cell table:number-columns-repeated="2"/>
          <table:table-cell office:value-type="string">
            <text:p>Sticks to Snakes</text:p>
          </table:table-cell>
          <table:table-cell office:value-type="string">
            <text:p>SaveAdjSpel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 +3</text:p>
          </table:table-cell>
          <table:table-cell table:number-columns-repeated="2"/>
          <table:table-cell office:value-type="string">
            <text:p>Sticks to Snakes|MonsterCleric</text:p>
          </table:table-cell>
          <table:table-cell office:value-type="string">
            <text:p>spell_Atta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 +4</text:p>
          </table:table-cell>
          <table:table-cell table:number-columns-repeated="2"/>
          <table:table-cell office:value-type="string">
            <text:p>Stinking Cloud</text:p>
          </table:table-cell>
          <table:table-cell office:value-type="string">
            <text:p>spell_Barksk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hopesh +5</text:p>
          </table:table-cell>
          <table:table-cell table:number-columns-repeated="2"/>
          <table:table-cell office:value-type="string">
            <text:p>Stinking Cloud|MonsterMage</text:p>
          </table:table-cell>
          <table:table-cell office:value-type="string">
            <text:p>spell_Bles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Knife</text:p>
          </table:table-cell>
          <table:table-cell table:number-columns-repeated="2"/>
          <table:table-cell office:value-type="string">
            <text:p>Stone to Flesh</text:p>
          </table:table-cell>
          <table:table-cell office:value-type="string">
            <text:p>spell_Blin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</text:p>
          </table:table-cell>
          <table:table-cell table:number-columns-repeated="2"/>
          <table:table-cell office:value-type="string">
            <text:p>Strength</text:p>
          </table:table-cell>
          <table:table-cell office:value-type="string">
            <text:p>spell_Blin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 +1</text:p>
          </table:table-cell>
          <table:table-cell table:number-columns-repeated="2"/>
          <table:table-cell office:value-type="string">
            <text:p>Summon Shadow</text:p>
          </table:table-cell>
          <table:table-cell office:value-type="string">
            <text:p>spell_CauseDisea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 +2</text:p>
          </table:table-cell>
          <table:table-cell table:number-columns-repeated="2"/>
          <table:table-cell office:value-type="string">
            <text:p>Vampiric Touch</text:p>
          </table:table-cell>
          <table:table-cell office:value-type="string">
            <text:p>spell_Char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 +3</text:p>
          </table:table-cell>
          <table:table-cell table:number-columns-repeated="3"/>
          <table:table-cell office:value-type="string">
            <text:p>spell_CharmMonst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 +4</text:p>
          </table:table-cell>
          <table:table-cell table:number-columns-repeated="3"/>
          <table:table-cell office:value-type="string">
            <text:p>spell_CharmPer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eather Armor +5</text:p>
          </table:table-cell>
          <table:table-cell table:number-columns-repeated="3"/>
          <table:table-cell office:value-type="string">
            <text:p>spell_CharmPersonOrMamma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</text:p>
          </table:table-cell>
          <table:table-cell table:number-columns-repeated="3"/>
          <table:table-cell office:value-type="string">
            <text:p>spell_CharmPla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+1</text:p>
          </table:table-cell>
          <table:table-cell table:number-columns-repeated="3"/>
          <table:table-cell office:value-type="string">
            <text:p>spell_Cloudkil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+2</text:p>
          </table:table-cell>
          <table:table-cell table:number-columns-repeated="3"/>
          <table:table-cell office:value-type="string">
            <text:p>spell_ColdResista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+3</text:p>
          </table:table-cell>
          <table:table-cell table:number-columns-repeated="3"/>
          <table:table-cell office:value-type="string">
            <text:p>spell_Confus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+4</text:p>
          </table:table-cell>
          <table:table-cell table:number-columns-repeated="3"/>
          <table:table-cell office:value-type="string">
            <text:p>spell_Cur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+5</text:p>
          </table:table-cell>
          <table:table-cell table:number-columns-repeated="3"/>
          <table:table-cell office:value-type="string">
            <text:p>spell_CurseMino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ight Crossbow Cursed -3</text:p>
          </table:table-cell>
          <table:table-cell table:number-columns-repeated="3"/>
          <table:table-cell office:value-type="string">
            <text:p>spell_DeathSpel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</text:p>
          </table:table-cell>
          <table:table-cell table:number-columns-repeated="3"/>
          <table:table-cell office:value-type="string">
            <text:p>spell_DetectMagic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 +1</text:p>
          </table:table-cell>
          <table:table-cell table:number-columns-repeated="3"/>
          <table:table-cell office:value-type="string">
            <text:p>spell_DetectMagicMag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 +2</text:p>
          </table:table-cell>
          <table:table-cell table:number-columns-repeated="3"/>
          <table:table-cell office:value-type="string">
            <text:p>spell_DimensionDoo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 +3</text:p>
          </table:table-cell>
          <table:table-cell table:number-columns-repeated="3"/>
          <table:table-cell office:value-type="string">
            <text:p>spell_Disea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 +4</text:p>
          </table:table-cell>
          <table:table-cell table:number-columns-repeated="3"/>
          <table:table-cell office:value-type="string">
            <text:p>spell_Dispe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Bow +5</text:p>
          </table:table-cell>
          <table:table-cell table:number-columns-repeated="3"/>
          <table:table-cell office:value-type="string">
            <text:p>spell_DispelEvi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</text:p>
          </table:table-cell>
          <table:table-cell table:number-columns-repeated="3"/>
          <table:table-cell office:value-type="string">
            <text:p>spell_DispelGoo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+1</text:p>
          </table:table-cell>
          <table:table-cell table:number-columns-repeated="3"/>
          <table:table-cell office:value-type="string">
            <text:p>spell_DispelGoo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+2</text:p>
          </table:table-cell>
          <table:table-cell table:number-columns-repeated="3"/>
          <table:table-cell office:value-type="string">
            <text:p>spell_Dra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+3</text:p>
          </table:table-cell>
          <table:table-cell table:number-columns-repeated="3"/>
          <table:table-cell office:value-type="string">
            <text:p>spell_DrainVam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+4</text:p>
          </table:table-cell>
          <table:table-cell table:number-columns-repeated="3"/>
          <table:table-cell office:value-type="string">
            <text:p>spell_Enfeeb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+5</text:p>
          </table:table-cell>
          <table:table-cell table:number-columns-repeated="3"/>
          <table:table-cell office:value-type="string">
            <text:p>spell_Enlarg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ong Sword vs Giants</text:p>
          </table:table-cell>
          <table:table-cell table:number-columns-repeated="3"/>
          <table:table-cell office:value-type="string">
            <text:p>spell_Entang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</text:p>
          </table:table-cell>
          <table:table-cell table:number-columns-repeated="3"/>
          <table:table-cell office:value-type="string">
            <text:p>spell_Fea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 +1</text:p>
          </table:table-cell>
          <table:table-cell table:number-columns-repeated="3"/>
          <table:table-cell office:value-type="string">
            <text:p>spell_FireResistan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 +2</text:p>
          </table:table-cell>
          <table:table-cell table:number-columns-repeated="3"/>
          <table:table-cell office:value-type="string">
            <text:p>spell_FireShiel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 +3</text:p>
          </table:table-cell>
          <table:table-cell table:number-columns-repeated="3"/>
          <table:table-cell office:value-type="string">
            <text:p>spell_FireShieldCol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 +4</text:p>
          </table:table-cell>
          <table:table-cell table:number-columns-repeated="3"/>
          <table:table-cell office:value-type="string">
            <text:p>spell_FireShieldHo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Lucern Hammer +5</text:p>
          </table:table-cell>
          <table:table-cell table:number-columns-repeated="3"/>
          <table:table-cell office:value-type="string">
            <text:p>spell_FixBlin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</text:p>
          </table:table-cell>
          <table:table-cell table:number-columns-repeated="3"/>
          <table:table-cell office:value-type="string">
            <text:p>spell_FixCu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 +1</text:p>
          </table:table-cell>
          <table:table-cell table:number-columns-repeated="3"/>
          <table:table-cell office:value-type="string">
            <text:p>spell_FixCur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 +2</text:p>
          </table:table-cell>
          <table:table-cell table:number-columns-repeated="3"/>
          <table:table-cell office:value-type="string">
            <text:p>spell_FixDisea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 +3</text:p>
          </table:table-cell>
          <table:table-cell table:number-columns-repeated="3"/>
          <table:table-cell office:value-type="string">
            <text:p>spell_FixDrai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 +4</text:p>
          </table:table-cell>
          <table:table-cell table:number-columns-repeated="3"/>
          <table:table-cell office:value-type="string">
            <text:p>spell_FixFeeblemin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Fork +5</text:p>
          </table:table-cell>
          <table:table-cell table:number-columns-repeated="3"/>
          <table:table-cell office:value-type="string">
            <text:p>spell_Fix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</text:p>
          </table:table-cell>
          <table:table-cell table:number-columns-repeated="3"/>
          <table:table-cell office:value-type="string">
            <text:p>spell_FixRai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 +1</text:p>
          </table:table-cell>
          <table:table-cell table:number-columns-repeated="3"/>
          <table:table-cell office:value-type="string">
            <text:p>spell_Fumb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 +2</text:p>
          </table:table-cell>
          <table:table-cell table:number-columns-repeated="3"/>
          <table:table-cell office:value-type="string">
            <text:p>spell_Har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 +3</text:p>
          </table:table-cell>
          <table:table-cell table:number-columns-repeated="3"/>
          <table:table-cell office:value-type="string">
            <text:p>spell_HarmDisea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 +4</text:p>
          </table:table-cell>
          <table:table-cell table:number-columns-repeated="3"/>
          <table:table-cell office:value-type="string">
            <text:p>spell_Hast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litary Pick +5</text:p>
          </table:table-cell>
          <table:table-cell table:number-columns-repeated="3"/>
          <table:table-cell office:value-type="string">
            <text:p>spell_Hea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irror</text:p>
          </table:table-cell>
          <table:table-cell table:number-columns-repeated="3"/>
          <table:table-cell office:value-type="string">
            <text:p>spell_HoldAnima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BeholderCharm</text:p>
          </table:table-cell>
          <table:table-cell table:number-columns-repeated="3"/>
          <table:table-cell office:value-type="string">
            <text:p>spell_HoldMonst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BeholderFear</text:p>
          </table:table-cell>
          <table:table-cell table:number-columns-repeated="3"/>
          <table:table-cell office:value-type="string">
            <text:p>spell_HoldPersonCleric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BeholderFleshToStone</text:p>
          </table:table-cell>
          <table:table-cell table:number-columns-repeated="3"/>
          <table:table-cell office:value-type="string">
            <text:p>spell_HoldPersonMU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BeholderSleep</text:p>
          </table:table-cell>
          <table:table-cell table:number-columns-repeated="3"/>
          <table:table-cell office:value-type="string">
            <text:p>spell_ImmuneDragonBreath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BeholderSlow</text:p>
          </table:table-cell>
          <table:table-cell table:number-columns-repeated="3"/>
          <table:table-cell office:value-type="string">
            <text:p>spell_ImmuneNormalMissile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CauseBlindness</text:p>
          </table:table-cell>
          <table:table-cell table:number-columns-repeated="3"/>
          <table:table-cell office:value-type="string">
            <text:p>spell_ImmuneSpell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CauseDisease</text:p>
          </table:table-cell>
          <table:table-cell table:number-columns-repeated="3"/>
          <table:table-cell office:value-type="string">
            <text:p>spell_ImmuneSpellsMino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CauseLightWounds</text:p>
          </table:table-cell>
          <table:table-cell table:number-columns-repeated="3"/>
          <table:table-cell office:value-type="string">
            <text:p>spell_InsectPlagueDrui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CauseSeriousWounds</text:p>
          </table:table-cell>
          <table:table-cell table:number-columns-repeated="3"/>
          <table:table-cell office:value-type="string">
            <text:p>spell_Invisib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FlameStrike</text:p>
          </table:table-cell>
          <table:table-cell table:number-columns-repeated="3"/>
          <table:table-cell office:value-type="string">
            <text:p>spell_InvisibleToAnimal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HoldPerson</text:p>
          </table:table-cell>
          <table:table-cell table:number-columns-repeated="3"/>
          <table:table-cell office:value-type="string">
            <text:p>spell_MassChar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ProtectionFromGood</text:p>
          </table:table-cell>
          <table:table-cell table:number-columns-repeated="3"/>
          <table:table-cell office:value-type="string">
            <text:p>spell_MindBlas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Silence</text:p>
          </table:table-cell>
          <table:table-cell table:number-columns-repeated="3"/>
          <table:table-cell office:value-type="string">
            <text:p>spell_MirrorImag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SlayLiving</text:p>
          </table:table-cell>
          <table:table-cell table:number-columns-repeated="3"/>
          <table:table-cell office:value-type="string">
            <text:p>spell_MummyRo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ClericSticksToSnakes</text:p>
          </table:table-cell>
          <table:table-cell table:number-columns-repeated="3"/>
          <table:table-cell office:value-type="string">
            <text:p>spell_Neutralize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Acid</text:p>
          </table:table-cell>
          <table:table-cell table:number-columns-repeated="3"/>
          <table:table-cell office:value-type="string">
            <text:p>spell_Paralysi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Cold</text:p>
          </table:table-cell>
          <table:table-cell table:number-columns-repeated="3"/>
          <table:table-cell office:value-type="string">
            <text:p>spell_Petrify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ColdSilver</text:p>
          </table:table-cell>
          <table:table-cell table:number-columns-repeated="3"/>
          <table:table-cell office:value-type="string">
            <text:p>spell_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FearGas</text:p>
          </table:table-cell>
          <table:table-cell table:number-columns-repeated="3"/>
          <table:table-cell office:value-type="string">
            <text:p>spell_PowerWordKil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Fire</text:p>
          </table:table-cell>
          <table:table-cell table:number-columns-repeated="3"/>
          <table:table-cell office:value-type="string">
            <text:p>spell_PowerWordStu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Lightning</text:p>
          </table:table-cell>
          <table:table-cell table:number-columns-repeated="3"/>
          <table:table-cell office:value-type="string">
            <text:p>spell_Pray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Poison</text:p>
          </table:table-cell>
          <table:table-cell table:number-columns-repeated="3"/>
          <table:table-cell office:value-type="string">
            <text:p>spell_ProtectionFromEvil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SleepGas</text:p>
          </table:table-cell>
          <table:table-cell table:number-columns-repeated="3"/>
          <table:table-cell office:value-type="string">
            <text:p>spell_ProtectionFromFi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DragonBreathSlowGas</text:p>
          </table:table-cell>
          <table:table-cell table:number-columns-repeated="3"/>
          <table:table-cell office:value-type="string">
            <text:p>spell_ProtectionFromGoo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GiantSlugSpit</text:p>
          </table:table-cell>
          <table:table-cell table:number-columns-repeated="3"/>
          <table:table-cell office:value-type="string">
            <text:p>spell_ProtectionFromLightning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GorgonBreath</text:p>
          </table:table-cell>
          <table:table-cell table:number-columns-repeated="3"/>
          <table:table-cell office:value-type="string">
            <text:p>spell_PurpleWormBit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HellHoundBreath</text:p>
          </table:table-cell>
          <table:table-cell table:number-columns-repeated="3"/>
          <table:table-cell office:value-type="string">
            <text:p>spell_RaiseDea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CharmMonster</text:p>
          </table:table-cell>
          <table:table-cell table:number-columns-repeated="3"/>
          <table:table-cell office:value-type="string">
            <text:p>spell_ReadMagic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Fireball</text:p>
          </table:table-cell>
          <table:table-cell table:number-columns-repeated="3"/>
          <table:table-cell office:value-type="string">
            <text:p>spell_Redu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HoldMonster</text:p>
          </table:table-cell>
          <table:table-cell table:number-columns-repeated="3"/>
          <table:table-cell office:value-type="string">
            <text:p>spell_RemoveBlindnes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HoldPerson</text:p>
          </table:table-cell>
          <table:table-cell table:number-columns-repeated="3"/>
          <table:table-cell office:value-type="string">
            <text:p>spell_RemoveDiseas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IceStorm</text:p>
          </table:table-cell>
          <table:table-cell table:number-columns-repeated="3"/>
          <table:table-cell office:value-type="string">
            <text:p>spell_RemoveFeeblemin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MagicMissile</text:p>
          </table:table-cell>
          <table:table-cell table:number-columns-repeated="3"/>
          <table:table-cell office:value-type="string">
            <text:p>spell_RemovePetrifi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MirrorImage</text:p>
          </table:table-cell>
          <table:table-cell table:number-columns-repeated="3"/>
          <table:table-cell office:value-type="string">
            <text:p>spell_Restorat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Reduce</text:p>
          </table:table-cell>
          <table:table-cell table:number-columns-repeated="3"/>
          <table:table-cell office:value-type="string">
            <text:p>spell_Resurrecti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Sleep</text:p>
          </table:table-cell>
          <table:table-cell table:number-columns-repeated="3"/>
          <table:table-cell office:value-type="string">
            <text:p>spell_SeeInvisibl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ageStinkingCloud</text:p>
          </table:table-cell>
          <table:table-cell table:number-columns-repeated="3"/>
          <table:table-cell office:value-type="string">
            <text:p>spell_Shiel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edusaFleshToStone</text:p>
          </table:table-cell>
          <table:table-cell table:number-columns-repeated="3"/>
          <table:table-cell office:value-type="string">
            <text:p>spell_Silenc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MindBlast</text:p>
          </table:table-cell>
          <table:table-cell table:number-columns-repeated="3"/>
          <table:table-cell office:value-type="string">
            <text:p>spell_Sleep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nsterPoisonCloud</text:p>
          </table:table-cell>
          <table:table-cell table:number-columns-repeated="3"/>
          <table:table-cell office:value-type="string">
            <text:p>spell_Slow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</text:p>
          </table:table-cell>
          <table:table-cell table:number-columns-repeated="3"/>
          <table:table-cell office:value-type="string">
            <text:p>spell_SlowPoison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 +1</text:p>
          </table:table-cell>
          <table:table-cell table:number-columns-repeated="3"/>
          <table:table-cell office:value-type="string">
            <text:p>spell_SnakeCharm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 +2</text:p>
          </table:table-cell>
          <table:table-cell table:number-columns-repeated="3"/>
          <table:table-cell office:value-type="string">
            <text:p>spell_StinkingClou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 +3</text:p>
          </table:table-cell>
          <table:table-cell table:number-columns-repeated="3"/>
          <table:table-cell office:value-type="string">
            <text:p>spell_Summon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 +4</text:p>
          </table:table-cell>
          <table:table-cell table:number-columns-repeated="3"/>
          <table:table-cell office:value-type="string">
            <text:p>spell_Summon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Morning Star +5</text:p>
          </table:table-cell>
          <table:table-cell table:number-columns-repeated="3"/>
          <table:table-cell office:value-type="string">
            <text:p>spell_Summon3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Necklace of Missiles</text:p>
          </table:table-cell>
          <table:table-cell table:number-columns-repeated="3"/>
          <table:table-cell office:value-type="string">
            <text:p>spell_Summon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</text:p>
          </table:table-cell>
          <table:table-cell table:number-columns-repeated="3"/>
          <table:table-cell office:value-type="string">
            <text:p>spell_Summon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 + 1</text:p>
          </table:table-cell>
          <table:table-cell table:number-columns-repeated="3"/>
          <table:table-cell office:value-type="string">
            <text:p>spell_Summon6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 + 2</text:p>
          </table:table-cell>
          <table:table-cell table:number-columns-repeated="3"/>
          <table:table-cell office:value-type="string">
            <text:p>spell_Summon7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 + 3</text:p>
          </table:table-cell>
          <table:table-cell table:number-columns-repeated="3"/>
          <table:table-cell office:value-type="string">
            <text:p>spell_SummonAnimal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 + 4</text:p>
          </table:table-cell>
          <table:table-cell table:number-columns-repeated="3"/>
          <table:table-cell office:value-type="string">
            <text:p>spell_SummonAnimal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dded Armor + 5</text:p>
          </table:table-cell>
          <table:table-cell table:number-columns-repeated="3"/>
          <table:table-cell office:value-type="string">
            <text:p>spell_SummonAnimal3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chment</text:p>
          </table:table-cell>
          <table:table-cell table:number-columns-repeated="3"/>
          <table:table-cell office:value-type="string">
            <text:p>spell_SummonElementalAi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</text:p>
          </table:table-cell>
          <table:table-cell table:number-columns-repeated="3"/>
          <table:table-cell office:value-type="string">
            <text:p>spell_SummonElementalEarth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 +1</text:p>
          </table:table-cell>
          <table:table-cell table:number-columns-repeated="3"/>
          <table:table-cell office:value-type="string">
            <text:p>spell_SummonElementalFire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 +2</text:p>
          </table:table-cell>
          <table:table-cell table:number-columns-repeated="3"/>
          <table:table-cell office:value-type="string">
            <text:p>spell_SummonElementalWat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 +3</text:p>
          </table:table-cell>
          <table:table-cell table:number-columns-repeated="3"/>
          <table:table-cell office:value-type="string">
            <text:p>spell_SummonInvisibleStalke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 +4</text:p>
          </table:table-cell>
          <table:table-cell table:number-columns-repeated="3"/>
          <table:table-cell office:value-type="string">
            <text:p>spell_Unlock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artisan +5</text:p>
          </table:table-cell>
          <table:table-cell table:number-columns-repeated="3"/>
          <table:table-cell office:value-type="string">
            <text:p>StandardDisplaySpellEffect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eriapt of Health</text:p>
          </table:table-cell>
          <table:table-cell table:number-columns-repeated="3"/>
          <table:table-cell office:value-type="string">
            <text:p>Summon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netar's Great Sword</text:p>
          </table:table-cell>
          <table:table-cell table:number-columns-repeated="3"/>
          <table:table-cell office:value-type="string">
            <text:p>summoning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</text:p>
          </table:table-cell>
          <table:table-cell table:number-columns-repeated="3"/>
          <table:table-cell office:value-type="string">
            <text:p>summoning2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 +1</text:p>
          </table:table-cell>
          <table:table-cell table:number-columns-repeated="3"/>
          <table:table-cell office:value-type="string">
            <text:p>summoning3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 +2</text:p>
          </table:table-cell>
          <table:table-cell table:number-columns-repeated="3"/>
          <table:table-cell office:value-type="string">
            <text:p>summoning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 +3</text:p>
          </table:table-cell>
          <table:table-cell table:number-columns-repeated="3"/>
          <table:table-cell office:value-type="string">
            <text:p>summoning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 +4</text:p>
          </table:table-cell>
          <table:table-cell table:number-columns-repeated="3"/>
          <table:table-cell office:value-type="string">
            <text:p>summoning6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late Mail +5</text:p>
          </table:table-cell>
          <table:table-cell table:number-columns-repeated="3"/>
          <table:table-cell office:value-type="string">
            <text:p>summoning7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ison Dart</text:p>
          </table:table-cell>
          <table:table-cell table:number-columns-repeated="3"/>
          <table:table-cell office:value-type="string">
            <text:p>TeleporterDestinations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Extra Healing</text:p>
          </table:table-cell>
          <table:table-cell table:number-columns-repeated="3"/>
          <table:table-cell office:value-type="string">
            <text:p>Turn$SYS$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Extra Healing</text:p>
          </table:table-cell>
          <table:table-cell table:number-columns-repeated="3"/>
          <table:table-cell office:value-type="string">
            <text:p>turnUndea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Extra Healing</text:p>
          </table:table-cell>
          <table:table-cell table:number-columns-repeated="3"/>
          <table:table-cell office:value-type="string">
            <text:p>_AncientAur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Giant Strength</text:p>
          </table:table-cell>
          <table:table-cell table:number-columns-repeated="3"/>
          <table:table-cell office:value-type="string">
            <text:p>_BigGuyAur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Healing</text:p>
          </table:table-cell>
          <table:table-cell table:number-columns-repeated="3"/>
          <table:table-cell office:value-type="string">
            <text:p>_IsAuraed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Invisibility</text:p>
          </table:table-cell>
          <table:table-cell table:number-columns-repeated="3"/>
          <table:table-cell office:value-type="string">
            <text:p>_PaladinAuraSA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>
            <text:p>Potion of Spee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Quarterstaff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anseur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Mail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Blink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Cold Resistanc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Electric Immunit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Fire Resistanc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Invisiblit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Protection From Evi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Vulnerabilit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Wizardry 1st lev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Wizardry 2nd lev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Wizardry 3rd lev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Wizardry 4th lev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ing of Wizardry 5th lev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Rob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ale Mail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imitar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Blade Barri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Death Spel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Delayed Blast Firebal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Destruc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Energy Dr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Fire Touc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Globe of Invulnerabilit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Hast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Hold Mons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Lightning Bol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Magic Missil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Minor Globe of Invulnerability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Mirror Imag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Monster Summo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Power Word, Kil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Protection From Dragon Brea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Restor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Resurrec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Stinking Clo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croll of Stone to Fles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eld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illelag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Bow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hort Sword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ickl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ilver Dagg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ilver Shield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ilver Shield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ling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olar's Long Swor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ar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etum 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piritual Hamm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aff Sling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one of Good Lu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Studded Leather Armor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rident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wo-Handed Sword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ial of Holy Wa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rpal Long Swor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Voulge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nd of Fireball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nd of Ice Storm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nd of Light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nd of Magic Missi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nd of Paralysi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 +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 +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 +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 +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rhammer +5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hip</text:p>
          </table:table-cell>
          <table:table-cell table:number-columns-repeated="1020"/>
        </table:table-row>
        <table:table-row table:style-name="ro2" table:number-rows-repeated="10480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7">09/27/2015</text:date>, <text:time>09:2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0M13S</meta:editing-duration>
    <meta:editing-cycles>5</meta:editing-cycles>
    <meta:generator>OpenOffice/4.1.1$Win32 OpenOffice.org_project/411m6$Build-9775</meta:generator>
    <dc:date>2015-09-27T09:22:56.65</dc:date>
    <dc:creator>Eric Cone</dc:creator>
    <meta:document-statistic meta:table-count="3" meta:cell-count="1693" meta:object-count="0"/>
    <meta:user-defined meta:name="Info 1"/>
    <meta:user-defined meta:name="Info 2"/>
    <meta:user-defined meta:name="Info 3"/>
    <meta:user-defined meta:name="Info 4"/>
  </office:meta>
</office:document-meta>
</file>